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modern"/>
    <style:font-face style:name="MS Mincho" svg:font-family="'MS Mincho', 'Arial Unicode MS'" style:font-family-generic="roman"/>
    <style:font-face style:name="Lucida Grande" svg:font-family="'Lucida Grande', 'Courier New'" style:font-pitch="variable"/>
    <style:font-face style:name="SimSun" svg:font-family="SimSun, 宋体"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2" style:family="paragraph" style:parent-style-name="ANA_20_METIN">
      <style:paragraph-properties fo:margin-left="0cm" fo:margin-right="0.3cm" fo:line-height="0.564cm" fo:text-indent="1cm" style:auto-text-indent="false"/>
      <style:text-properties style:font-name="DejaVu Sans"/>
    </style:style>
    <style:style style:name="P3" style:family="paragraph" style:parent-style-name="Düz_20_Metin">
      <style:paragraph-properties fo:margin-left="0cm" fo:margin-right="0.3cm" fo:line-height="0.564cm" fo:text-align="justify" style:justify-single-word="false" fo:text-indent="0cm" style:auto-text-indent="false"/>
      <style:text-properties style:font-name="DejaVu Sans" fo:font-size="11pt" fo:font-weight="bold" style:font-name-asian="MS Mincho" style:font-size-asian="11pt" style:font-weight-asian="bold" style:font-name-complex="Times New Roman" style:font-size-complex="11pt"/>
    </style:style>
    <style:style style:name="P4" style:family="paragraph" style:parent-style-name="Düz_20_Metin">
      <style:paragraph-properties fo:margin-left="0cm" fo:margin-right="0.3cm" fo:line-height="0.564cm" fo:text-align="justify" style:justify-single-word="false" fo:text-indent="0cm" style:auto-text-indent="false"/>
      <style:text-properties style:font-name="DejaVu Sans" fo:font-size="11pt" style:font-name-asian="MS Mincho" style:font-size-asian="11pt" style:font-name-complex="Times New Roman" style:font-size-complex="11pt"/>
    </style:style>
    <style:style style:name="P5" style:family="paragraph" style:parent-style-name="Düz_20_Metin">
      <style:paragraph-properties fo:margin-left="0cm" fo:margin-right="0.3cm" fo:text-align="justify" style:justify-single-word="false" fo:text-indent="0cm" style:auto-text-indent="false" fo:break-before="page"/>
      <style:text-properties style:font-name="DejaVu Sans" fo:font-size="18pt" fo:font-weight="bold" style:font-name-asian="MS Mincho" style:font-size-asian="18pt" style:font-weight-asian="bold" style:font-name-complex="Times New Roman" style:font-size-complex="18pt"/>
    </style:style>
    <style:style style:name="P6" style:family="paragraph" style:parent-style-name="Düz_20_Metin">
      <style:paragraph-properties fo:margin-left="0cm" fo:margin-right="0.3cm" fo:line-height="0.564cm" fo:text-align="justify" style:justify-single-word="false" fo:text-indent="1cm" style:auto-text-indent="false"/>
      <style:text-properties style:font-name="DejaVu Sans" fo:font-size="11pt" style:font-name-asian="MS Mincho" style:font-size-asian="11pt" style:font-name-complex="Times New Roman" style:font-size-complex="11pt"/>
    </style:style>
    <style:style style:name="P7" style:family="paragraph" style:parent-style-name="Düz_20_Metin">
      <style:paragraph-properties fo:margin-left="0cm" fo:margin-right="0.3cm" fo:line-height="0.564cm" fo:text-align="justify" style:justify-single-word="false" fo:text-indent="1cm" style:auto-text-indent="false"/>
      <style:text-properties style:font-name="DejaVu Sans" fo:font-size="11pt" fo:font-weight="bold" style:font-name-asian="MS Mincho" style:font-size-asian="11pt" style:font-weight-asian="bold" style:font-name-complex="Times New Roman" style:font-size-complex="11pt"/>
    </style:style>
    <style:style style:name="P8" style:family="paragraph" style:parent-style-name="Düz_20_Metin">
      <style:paragraph-properties fo:margin-left="0cm" fo:margin-right="0.3cm" fo:line-height="0.564cm" fo:text-align="justify" style:justify-single-word="false" fo:text-indent="1cm" style:auto-text-indent="false"/>
      <style:text-properties style:font-name="DejaVu Sans" fo:font-size="14pt" fo:font-weight="bold" style:font-name-asian="MS Mincho" style:font-size-asian="14pt" style:font-weight-asian="bold" style:font-name-complex="Times New Roman" style:font-size-complex="14pt"/>
    </style:style>
    <style:style style:name="P9" style:family="paragraph" style:parent-style-name="Düz_20_Metin">
      <style:paragraph-properties fo:margin-left="0cm" fo:margin-right="0.3cm" fo:text-align="center" style:justify-single-word="false" fo:text-indent="1cm" style:auto-text-indent="false" fo:break-before="page"/>
      <style:text-properties style:font-name="DejaVu Sans" fo:font-size="18pt" fo:font-weight="bold" style:font-name-asian="MS Mincho" style:font-size-asian="18pt" style:font-weight-asian="bold" style:font-name-complex="Times New Roman" style:font-size-complex="18pt"/>
    </style:style>
    <style:style style:name="P10" style:family="paragraph" style:parent-style-name="Düz_20_Metin">
      <style:paragraph-properties fo:margin-left="0cm" fo:margin-right="0.3cm" fo:line-height="0.564cm" fo:text-align="justify" style:justify-single-word="false" fo:text-indent="1cm" style:auto-text-indent="false" fo:break-before="page"/>
      <style:text-properties style:font-name="DejaVu Sans" fo:font-size="14pt" fo:font-weight="bold" style:font-name-asian="MS Mincho" style:font-size-asian="14pt" style:font-weight-asian="bold" style:font-name-complex="Times New Roman" style:font-size-complex="14pt"/>
    </style:style>
    <style:style style:name="P11" style:family="paragraph" style:parent-style-name="Standard">
      <style:paragraph-properties fo:margin-left="0cm" fo:margin-right="0.3cm" fo:line-height="0.564cm" fo:text-align="center" style:justify-single-word="false" fo:text-indent="1cm" style:auto-text-indent="false"/>
    </style:style>
    <style:style style:name="P12"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letter-spacing="-0.009cm" fo:font-weight="bold" style:font-size-asian="11pt" style:font-weight-asian="bold" style:font-name-complex="Times New Roman" style:font-size-complex="11pt"/>
    </style:style>
    <style:style style:name="P13"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06cm" fo:font-weight="bold" style:font-size-asian="11pt" style:font-weight-asian="bold" style:font-name-complex="Times New Roman" style:font-size-complex="11pt"/>
    </style:style>
    <style:style style:name="P20" style:family="paragraph" style:parent-style-name="Standard">
      <style:paragraph-properties fo:margin-left="0cm" fo:margin-right="0.3cm" fo:text-indent="1cm" style:auto-text-indent="false"/>
      <style:text-properties style:font-name="DejaVu Sans" fo:font-size="11pt" fo:letter-spacing="0.106cm"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06cm"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15cm"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en" style:country-asian="US"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tr" style:country-asian="TR" style:font-name-complex="Times New Roman"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en" style:country-asian="US" style:font-name-complex="Times New Roman"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name-asian="MS Mincho" style:font-size-asian="11pt" style:font-name-complex="Times New Roman" style:font-size-complex="11pt"/>
    </style:style>
    <style:style style:name="P29"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style>
    <style:style style:name="P30"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31"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3" style:family="paragraph" style:parent-style-name="Standard">
      <style:paragraph-properties fo:margin-left="0cm" fo:margin-right="0.3cm" fo:text-align="justify" style:justify-single-word="false" fo:text-indent="1cm" style:auto-text-indent="false"/>
      <style:text-properties style:font-name="DejaVu Sans" fo:font-size="18pt" fo:letter-spacing="0.106cm" fo:font-weight="bold" style:font-size-asian="18pt" style:font-weight-asian="bold" style:font-name-complex="Times New Roman" style:font-size-complex="18pt"/>
    </style:style>
    <style:style style:name="P34" style:family="paragraph" style:parent-style-name="Standard">
      <style:paragraph-properties fo:margin-left="0cm" fo:margin-right="0.3cm" fo:text-align="center" style:justify-single-word="false" fo:text-indent="1cm" style:auto-text-indent="false"/>
      <style:text-properties style:font-name="DejaVu Sans" fo:font-size="18pt" fo:letter-spacing="0.035cm" fo:font-weight="bold" style:font-size-asian="18pt" style:font-weight-asian="bold" style:font-name-complex="Times New Roman" style:font-size-complex="18pt"/>
    </style:style>
    <style:style style:name="P35"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36"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38"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39"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40" style:family="paragraph" style:parent-style-name="Standard">
      <style:paragraph-properties fo:margin-left="0cm" fo:margin-right="0.3cm" fo:text-align="center" style:justify-single-word="false" fo:text-indent="1cm" style:auto-text-indent="false" fo:break-before="page"/>
      <style:text-properties style:font-name="DejaVu Sans" fo:font-size="18pt" fo:letter-spacing="0.106cm" fo:font-weight="bold" style:font-size-asian="18pt" style:font-weight-asian="bold" style:font-name-complex="Times New Roman" style:font-size-complex="18pt"/>
    </style:style>
    <style:style style:name="P41"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etter-spacing="0.106cm" fo:font-weight="bold" style:font-size-asian="11pt" style:font-weight-asian="bold" style:font-name-complex="Times New Roman" style:font-size-complex="11pt"/>
    </style:style>
    <style:style style:name="P42"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name-asian="MS Mincho"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44" style:family="paragraph" style:parent-style-name="Standard" style:master-page-name="Standard">
      <style:paragraph-properties fo:margin-left="0cm" fo:margin-right="0.3cm" fo:text-align="center" style:justify-single-word="false" fo:text-indent="1cm" style:auto-text-indent="false" style:page-number="1"/>
      <style:text-properties style:font-name="DejaVu Sans" fo:font-size="11pt" fo:font-weight="bold" style:font-size-asian="11pt" style:font-weight-asian="bold" style:font-name-complex="Times New Roman" style:font-size-complex="11pt"/>
    </style:style>
    <style:style style:name="P45" style:family="paragraph" style:parent-style-name="Standard">
      <style:paragraph-properties fo:margin-left="1cm" fo:margin-right="0.3cm" fo:line-height="0.564cm" fo:text-align="center"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46" style:family="paragraph" style:parent-style-name="ayet">
      <style:paragraph-properties fo:margin-left="0cm" fo:margin-right="0.3cm" fo:line-height="0.564cm" fo:text-indent="1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47" style:family="paragraph" style:parent-style-name="ayet">
      <style:paragraph-properties fo:margin-left="0cm" fo:margin-right="0.3cm" fo:line-height="0.564cm" fo:text-indent="1cm" style:auto-text-indent="false"/>
      <style:text-properties style:font-name="DejaVu Sans" fo:font-size="11pt" fo:language="en" fo:country="US" style:font-size-asian="11pt" style:language-asian="tr" style:country-asian="TR" style:font-name-complex="Times New Roman" style:font-size-complex="11pt"/>
    </style:style>
    <style:style style:name="P48" style:family="paragraph" style:parent-style-name="ayet">
      <style:paragraph-properties fo:margin-left="0cm" fo:margin-right="0.3cm" fo:line-height="0.564cm" fo:text-indent="1cm" style:auto-text-indent="false"/>
      <style:text-properties style:font-name="DejaVu Sans" fo:font-size="11pt" fo:letter-spacing="-0.009cm" fo:language="en" fo:country="US" fo:font-weight="bold" style:font-size-asian="11pt" style:language-asian="tr" style:country-asian="TR" style:font-weight-asian="bold" style:font-name-complex="Times New Roman" style:font-size-complex="11pt"/>
    </style:style>
    <style:style style:name="P49" style:family="paragraph" style:parent-style-name="ayet">
      <style:paragraph-properties fo:margin-left="0cm" fo:margin-right="0.3cm" fo:line-height="0.564cm" fo:text-indent="1cm" style:auto-text-indent="false"/>
      <style:text-properties style:font-name="DejaVu Sans"/>
    </style:style>
    <style:style style:name="P50" style:family="paragraph" style:parent-style-name="ayet">
      <style:paragraph-properties fo:margin-left="0cm" fo:margin-right="0.3cm" fo:line-height="100%" fo:text-align="center" style:justify-single-word="false" fo:text-indent="1cm" style:auto-text-indent="false" fo:break-before="page"/>
      <style:text-properties style:font-name="DejaVu Sans" fo:font-size="18pt" fo:language="en" fo:country="US" fo:font-weight="bold" style:font-size-asian="18pt" style:language-asian="tr" style:country-asian="TR" style:font-weight-asian="bold" style:font-name-complex="Times New Roman" style:font-size-complex="18pt"/>
    </style:style>
    <style:style style:name="P51" style:family="paragraph" style:parent-style-name="ayet">
      <style:paragraph-properties fo:margin-left="0cm" fo:margin-right="0.3cm" fo:line-height="0.564cm" fo:text-indent="0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style:font-name="Times New Roman" fo:font-size="36pt" fo:font-weight="bold" style:font-size-asian="36pt" style:font-weight-asian="bold" style:font-name-complex="Times New Roman" style:font-size-complex="36pt"/>
    </style:style>
    <style:style style:name="T4" style:family="text">
      <style:text-properties style:font-name="Times New Roman" style:font-name-complex="Times New Roman" style:font-size-complex="11pt"/>
    </style:style>
    <style:style style:name="T5" style:family="text">
      <style:text-properties style:font-name="Times New Roman" fo:font-size="11pt" style:font-size-asian="11pt" style:font-name-complex="Times New Roman" style:font-size-complex="11pt"/>
    </style:style>
    <style:style style:name="T6" style:family="text">
      <style:text-properties style:font-name="Times New Roman" fo:font-size="11pt" fo:font-style="italic" style:font-size-asian="11pt" style:font-style-asian="italic" style:font-name-complex="Times New Roman" style:font-size-complex="11pt"/>
    </style:style>
    <style:style style:name="T7" style:family="text">
      <style:text-properties style:font-name="Times New Roman" fo:font-size="11pt" fo:letter-spacing="0.106cm" fo:font-weight="bold" style:font-size-asian="11pt" style:font-weight-asian="bold" style:font-name-complex="Times New Roman" style:font-size-complex="11pt"/>
    </style:style>
    <style:style style:name="T8" style:family="text">
      <style:text-properties style:font-name="Times New Roman" fo:font-size="11pt" fo:letter-spacing="0.106cm" style:font-size-asian="11pt" style:font-name-complex="Times New Roman" style:font-size-complex="11pt"/>
    </style:style>
    <style:style style:name="T9" style:family="text">
      <style:text-properties style:font-name="Times New Roman" fo:font-size="11pt" fo:font-weight="bold" style:font-size-asian="11pt" style:font-weight-asian="bold" style:font-name-complex="Times New Roman" style:font-size-complex="11pt"/>
    </style:style>
    <style:style style:name="T10" style:family="text">
      <style:text-properties style:font-name="Times New Roman" fo:font-size="11pt" fo:language="en" fo:country="US" fo:font-weight="bold" style:font-size-asian="11pt" style:language-asian="tr" style:country-asian="TR" style:font-weight-asian="bold" style:font-name-complex="Times New Roman" style:font-size-complex="11pt"/>
    </style:style>
    <style:style style:name="T11" style:family="text">
      <style:text-properties style:font-name="Times New Roman" fo:font-size="11pt" fo:language="en" fo:country="US" fo:font-weight="bold" style:font-size-asian="11pt" style:language-asian="en" style:country-asian="US" style:font-weight-asian="bold" style:font-name-complex="Times New Roman" style:font-size-complex="11pt"/>
    </style:style>
    <style:style style:name="T12" style:family="text">
      <style:text-properties style:font-name="Times New Roman" fo:font-size="11pt" fo:letter-spacing="-0.009cm" fo:language="en" fo:country="US" fo:font-weight="bold" style:font-size-asian="11pt" style:language-asian="tr" style:country-asian="TR" style:font-weight-asian="bold" style:font-name-complex="Times New Roman" style:font-size-complex="11pt"/>
    </style:style>
    <style:style style:name="T13" style:family="text">
      <style:text-properties style:font-name="Times New Roman" fo:font-weight="bold" style:font-weight-asian="bold" style:font-name-complex="Times New Roman" style:font-size-complex="11pt"/>
    </style:style>
    <style:style style:name="T14" style:family="text">
      <style:text-properties style:font-name="Times New Roman" fo:font-size="18pt" fo:letter-spacing="0.115cm" fo:font-weight="bold" style:font-size-asian="18pt" style:font-weight-asian="bold" style:font-name-complex="Times New Roman" style:font-size-complex="18pt"/>
    </style:style>
    <style:style style:name="T15" style:family="text">
      <style:text-properties style:font-name="Times New Roman" fo:font-size="18pt" fo:font-weight="bold" style:font-size-asian="18pt" style:font-weight-asian="bold" style:font-name-complex="Times New Roman" style:font-size-complex="18pt"/>
    </style:style>
    <style:style style:name="T16" style:family="text">
      <style:text-properties style:font-name="Times New Roman" fo:font-size="16pt" fo:font-weight="bold" style:font-size-asian="16pt" style:font-weight-asian="bold" style:font-name-complex="Times New Roman" style:font-size-complex="16pt"/>
    </style:style>
    <style:style style:name="T17" style:family="text">
      <style:text-properties style:font-name="Times New Roman" fo:font-size="14pt" fo:font-weight="bold" style:font-name-asian="MS Mincho" style:font-size-asian="14pt" style:font-weight-asian="bold" style:font-name-complex="Times New Roman" style:font-size-complex="14pt"/>
    </style:style>
    <style:style style:name="T18" style:family="text">
      <style:text-properties style:font-name-complex="Times New Roman" style:font-size-complex="11pt"/>
    </style:style>
    <style:style style:name="T19" style:family="text">
      <style:text-properties fo:font-size="11pt" style:font-size-asian="11pt"/>
    </style:style>
    <style:style style:name="T20" style:family="text">
      <style:text-properties fo:font-size="11pt" style:font-size-asian="11pt" style:font-name-complex="Times New Roman" style:font-size-complex="11pt"/>
    </style:style>
    <style:style style:name="T21" style:family="text">
      <style:text-properties fo:font-size="11pt" fo:font-style="italic" style:font-size-asian="11pt" style:font-style-asian="italic" style:font-name-complex="Times New Roman" style:font-size-complex="11pt"/>
    </style:style>
    <style:style style:name="T22" style:family="text">
      <style:text-properties fo:font-size="11pt" fo:letter-spacing="0.106cm" fo:font-weight="bold" style:font-size-asian="11pt" style:font-weight-asian="bold" style:font-name-complex="Times New Roman" style:font-size-complex="11pt"/>
    </style:style>
    <style:style style:name="T23" style:family="text">
      <style:text-properties fo:font-size="11pt" fo:letter-spacing="0.106cm" style:font-size-asian="11pt" style:font-name-complex="Times New Roman" style:font-size-complex="11pt"/>
    </style:style>
    <style:style style:name="T24" style:family="text">
      <style:text-properties fo:font-size="11pt" fo:letter-spacing="-0.009cm" fo:language="en" fo:country="US" fo:font-weight="bold" style:font-size-asian="11pt" style:language-asian="tr" style:country-asian="TR" style:font-weight-asian="bold" style:font-name-complex="Times New Roman" style:font-size-complex="11pt"/>
    </style:style>
    <style:style style:name="T25" style:family="text">
      <style:text-properties fo:font-size="11pt" fo:language="en" fo:country="US" fo:font-weight="bold" style:font-size-asian="11pt" style:language-asian="tr" style:country-asian="TR" style:font-weight-asian="bold" style:font-name-complex="Times New Roman" style:font-size-complex="11pt"/>
    </style:style>
    <style:style style:name="T26" style:family="text">
      <style:text-properties fo:font-size="11pt" fo:language="en" fo:country="US" fo:font-weight="bold" style:font-size-asian="11pt" style:language-asian="en" style:country-asian="US" style:font-weight-asian="bold" style:font-name-complex="Times New Roman" style:font-size-complex="11pt"/>
    </style:style>
    <style:style style:name="T27" style:family="text">
      <style:text-properties fo:font-size="11pt" fo:language="en" fo:country="US" fo:font-weight="bold" style:font-name-asian="Symbol" style:font-size-asian="11pt" style:language-asian="tr" style:country-asian="TR" style:font-weight-asian="bold" style:font-name-complex="Symbol" style:font-size-complex="11pt"/>
    </style:style>
    <style:style style:name="T28" style:family="text">
      <style:text-properties fo:letter-spacing="0.106cm"/>
    </style:style>
    <style:style style:name="T29" style:family="text">
      <style:text-properties fo:text-transform="uppercase" fo:font-weight="bold" style:font-weight-asian="bold"/>
    </style:style>
    <style:style style:name="T30" style:family="text">
      <style:text-properties fo:letter-spacing="-0.009cm"/>
    </style:style>
    <style:style style:name="T31" style:family="text">
      <style:text-properties fo:language="en" fo:country="US" style:language-asian="tr" style:country-asian="TR"/>
    </style:style>
    <style:style style:name="T32" style:family="text">
      <style:text-properties fo:language="en" fo:country="US" style:language-asian="en" style:country-asian="US"/>
    </style:style>
    <style:style style:name="T33" style:family="text">
      <style:text-properties style:font-name="Symbol" fo:font-size="11pt" fo:language="en" fo:country="US" fo:font-weight="bold" style:font-name-asian="Symbol" style:font-size-asian="11pt" style:language-asian="tr" style:country-asian="TR" style:font-weight-asian="bold" style:font-name-complex="Symbol" style:font-size-complex="11pt"/>
    </style:style>
    <style:style style:name="T34" style:family="text">
      <style:text-properties style:font-name-asian="MS Mincho"/>
    </style:style>
    <style:style style:name="T35" style:family="text">
      <style:text-properties style:font-name="DejaVu Sans" fo:font-size="11pt" fo:letter-spacing="0.106cm" fo:font-weight="bold" style:font-size-asian="11pt"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3"/>
      <text:p text:style-name="P13"/>
      <text:p text:style-name="P13"/>
      <text:p text:style-name="P13"/>
      <text:p text:style-name="P13"/>
      <text:p text:style-name="P29"/>
      <text:p text:style-name="P29"/>
      <text:p text:style-name="P29"/>
      <text:p text:style-name="P29">SIGNS FROM </text:p>
      <text:p text:style-name="P29">THE QUR’AN</text:p>
      <text:p text:style-name="P30"/>
      <text:p text:style-name="P30"/>
      <text:p text:style-name="P30"/>
      <text:p text:style-name="P30"/>
      <text:p text:style-name="P30"/>
      <text:p text:style-name="P30">HARUN YAHYA</text:p>
      <text:p text:style-name="P30"/>
      <text:p text:style-name="P30"/>
      <text:p text:style-name="P38"/>
      <text:p text:style-name="P14"/>
      <text:p text:style-name="P16"/>
      <text:p text:style-name="P16"/>
      <text:p text:style-name="P16"/>
      <text:p text:style-name="P16"/>
      <text:p text:style-name="P16">© Goodword Books, 2006</text:p>
      <text:p text:style-name="P16"/>
      <text:p text:style-name="P16">December, 2006</text:p>
      <text:p text:style-name="P16"/>
      <text:p text:style-name="P16">Goodword Books</text:p>
      <text:p text:style-name="P16">1, Nizamuddin West Market,</text:p>
      <text:p text:style-name="P16">New Delhi 110 013</text:p>
      <text:p text:style-name="P16">Tel. 435 5454, 435 1128, 435 6666</text:p>
      <text:p text:style-name="P16">Fax. 435 7333, 435 7980</text:p>
      <text:p text:style-name="P16">e-mail:info@goodwordbooks.com</text:p>
      <text:p text:style-name="P16">Website: www.goodwordbooks.com</text:p>
      <text:p text:style-name="P16"/>
      <text:p text:style-name="P16">Translated by Julia Konmaz</text:p>
      <text:p text:style-name="P16"/>
      <text:p text:style-name="P16">Abbreviation used:</text:p>
      <text:p text:style-name="P31"><text:span text:style-name="T21">(pbuh)</text:span><text:span text:style-name="T20">: Peace be upon him (following a reference to the prophets)</text:span></text:p>
      <text:p text:style-name="P16"/>
      <text:p text:style-name="P16">All translations from the Qur'an are from</text:p>
      <text:p text:style-name="P18">The Noble Qur'an: a New Rendering of its Meaning in English</text:p>
      <text:p text:style-name="P16">by Hajj Abdalhaqq an Aisha Bewley,</text:p>
      <text:p text:style-name="P16">published by Bookwork, Norwich, UK. 1420 CE/1999 AH</text:p>
      <text:p text:style-name="P16"/>
      <text:p text:style-name="P16">ISBN</text:p>
      <text:p text:style-name="P16"/>
      <text:p text:style-name="P16">Printed in India</text:p>
      <text:p text:style-name="P16"/>
      <text:p text:style-name="P11"><text:a xlink:type="simple" xlink:href="http://www.harunyahya.com/" text:style-name="Internet_20_link" text:visited-style-name="Visited_20_Internet_20_Link"><text:span text:style-name="Internet_20_link"><text:span text:style-name="T35">www.harunyahya.com</text:span></text:span></text:a></text:p>
      <text:p text:style-name="P19"/>
      <text:p text:style-name="P19"/>
      <text:p text:style-name="P19"/>
      <text:p text:style-name="P19"/>
      <text:p text:style-name="P41"/>
      <text:p text:style-name="P33">CONTENTS</text:p>
      <text:p text:style-name="P19"/>
      <text:p text:style-name="P19"/>
      <text:p text:style-name="P21">SIGNS IN OUR UNIVERSE</text:p>
      <text:p text:style-name="P21"/>
      <text:p text:style-name="P21">SIGNS ON EARTH </text:p>
      <text:p text:style-name="P21"/>
      <text:p text:style-name="P21">SIGNS IN LIVING THINGS </text:p>
      <text:p text:style-name="P21"/>
      <text:p text:style-name="P21">BLESSINGS ON EARTH </text:p>
      <text:p text:style-name="P21"/>
      <text:p text:style-name="P21">SIGNS IN TECHNOLOGY </text:p>
      <text:p text:style-name="P21"/>
      <text:p text:style-name="P21">LESSONS TO BE LEARNED FROM </text:p>
      <text:p text:style-name="P21">NATURAL DISASTERS </text:p>
      <text:p text:style-name="P21"/>
      <text:p text:style-name="P32"><text:span text:style-name="T23">SACRED LOCATIONS NOTED </text:span></text:p>
      <text:p text:style-name="P21">IN THE QUR’AN </text:p>
      <text:p text:style-name="P21"/>
      <text:p text:style-name="P20">THE DECEPTION OF EVOLUTION </text:p>
      <text:p text:style-name="P39">To the Reader</text:p>
      <text:p text:style-name="P12"/>
      <text:p text:style-name="P12"/>
      <text:p text:style-name="P22">• 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22"/>
      <text:p text:style-name="P22">• 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22"/>
      <text:p text:style-name="P22">• This and all the other books by the author can be read individually, or discussed in a group. Readers eager to profit from the books will find discussion very useful, letting them relate their reflections and experiences to one another. </text:p>
      <text:p text:style-name="P22"/>
      <text:p text:style-name="P22">• 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22"/>
      <text:p text:style-name="P22">• We hope the reader will look through the reviews of his other books at the back of this book. His rich source material on faith-related issues is very useful, and a pleasure to read. </text:p>
      <text:p text:style-name="P22"/>
      <text:p text:style-name="P22">•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17"/>
      <text:p text:style-name="P17"/>
      <text:p text:style-name="P17"/>
      <text:p text:style-name="P17"/>
      <text:p text:style-name="P17"><text:soft-page-break/></text:p>
      <text:p text:style-name="P17"/>
      <text:p text:style-name="P17"/>
      <text:p text:style-name="P17"/>
      <text:p text:style-name="P34">About the Author</text:p>
      <text:p text:style-name="P23"/>
      <text:p text:style-name="P17"/>
      <text:p text:style-name="P17">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7">Harun Yahya's works, translated into 57 different languages, constitute a collection for a total of more than 45,000 pages with 30,000 illustrations.</text:p>
      <text:p text:style-name="P17">His pen-name is a composite of the names Harun and Yahya,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7">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7">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text:soft-page-break/>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7">This is no doubt a result of the Qur'an's wisdom and lucidity. The author modestly intends to serve as a means in humanity's search for Allah's right path. No material gain is sought in the publication of these works.</text:p>
      <text:p text:style-name="P17">Those who encourage others to read these books, to open their minds and hearts and guide them to become more devoted servants of Allah, render an invaluable service. </text:p>
      <text:p text:style-name="P17">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7">In this effort, the books of Harun Yahya assume a leading role. By the will of Allah, these books will be a means through which people in the twenty-first century will attain the peace, justice, and happiness promised in the Qur'an.</text:p>
      <text:p text:style-name="P17"/>
      <text:p text:style-name="P17"/>
      <text:p text:style-name="P17"/>
      <text:p text:style-name="P19"/>
      <text:p text:style-name="P19"/>
      <text:p text:style-name="P19"/>
      <text:p text:style-name="P40">SIGNS IN OUR UNIVERSE</text:p>
      <text:p text:style-name="P19"/>
      <text:p text:style-name="P19"/>
      <text:p text:style-name="P1">The universe has a perfect order. The size and position of celestial bodies, the speed of the universe's expansion, the Earth's place within our galaxy, the Sun and the Moon, the presence of gravity, and many other factors were created flawlessly to allow for life on Earth. </text:p>
      <text:p text:style-name="P1">This chapter includes verses from the Qur'an which have to do with the universe, revealing some examples of God's artistry of creation. </text:p>
      <text:p text:style-name="P2"><text:span text:style-name="T18">Just as God tells us in the Qur'an </text:span><text:span text:style-name="T2">"We did not create heaven and Earth and everything between them to no purpose. That is the opinion of those who do not believe..."</text:span><text:span text:style-name="T18"> (Qur'an, 38:27), the universe was created for a purpose. And thus, human beings are responsible for behaving in a way which acknowledges this purpose, and worshipping our Lord Who created it all. </text:span></text:p>
      <text:p text:style-name="P17"/>
      <text:p text:style-name="P46">[He is] The Originator of the heavens and Earth. When He decides on something, He just says to it, “Be!” and it is. (Qur’an, 2:117)</text:p>
      <text:p text:style-name="P46"/>
      <text:p text:style-name="P46">Praise belongs to God Who created the heavens and the Earth and appointed darkness and light. Then those who do not believe make others equal to their Lord! (Qur’an, 6:1)</text:p>
      <text:p text:style-name="P46"/>
      <text:p text:style-name="P46">It is He Who created the heavens and the Earth with truth. The day He says “Be!” it is. His speech is Truth. The Kingdom will be His on the Day the Trumpet is blown, the Knower of the unseen and the visible. He is the All-Wise, the All-Aware. (Qur’an, 6:73)</text:p>
      <text:p text:style-name="P46"/>
      <text:p text:style-name="P46">Their Messengers said: “Is there any doubt about God, the Bringer into being of the heavens and the Earth? He summons you to forgive you for your wrong actions and to defer you until a specified time.” (Qur’an, 14:10)</text:p>
      <text:p text:style-name="P46"/>
      <text:p text:style-name="P46">God keeps a firm hold on the heavens and Earth, preventing them from vanishing away. And if they vanished no one could then keep hold of them. Certainly He is Most Forbearing, Ever-Forgiving. (Qur’an, 35:41)</text:p>
      <text:p text:style-name="P46"/>
      <text:p text:style-name="P46">O humanity! You are the poor in need of God whereas God is the Rich Beyond Need, the Praiseworthy. (Qur’an, 35:15)</text:p>
      <text:p text:style-name="P46"/>
      <text:p text:style-name="P46">God is my Lord and your Lord so worship Him. This is a straight path. (Qur’an, 43:64)</text:p>
      <text:p text:style-name="P46"><text:soft-page-break/></text:p>
      <text:p text:style-name="P46">That is because God – He is the Truth, and what you call upon besides Him is falsehood... (Qur’an, 31:30)</text:p>
      <text:p text:style-name="P46"/>
      <text:p text:style-name="P46">The creation of the heavens and Earth is far greater than the creation of humanity. But most of humanity do not know it. (Qur’an, 40:57)</text:p>
      <text:p text:style-name="P46"/>
      <text:p text:style-name="P46">That is God, your Lord. There is no god but Him, the Creator of everything. So worship Him. He is responsible for everything. (Qur’an, 6:102)</text:p>
      <text:p text:style-name="P46"/>
      <text:p text:style-name="P46">If you ask them: “Who created the heavens and the Earth?” they will say: “God.” Say: “So what do you think? If God desires harm for me, can those you call upon besides God remove His harm? Or if He desires mercy for me, can they withhold His mercy?” Say: “God is enough for me. All those who truly trust put their trust in Him.” (Qur’an, 39:38)</text:p>
      <text:p text:style-name="P46"/>
      <text:p text:style-name="P47"/>
      <text:p text:style-name="P50">SIGNS ON EARTH</text:p>
      <text:p text:style-name="P46"/>
      <text:p text:style-name="P47"/>
      <text:p text:style-name="P47">One verse tells us that God "created everything and determined it most exactly" (Qur'an, 25:2). There are countless signs present on Earth of this perfect order. All living and non-living things and systems on Earth clearly display this order, proving with their perfect structure that they could not possibly have come into existence by accident or coincidence, but were created. </text:p>
      <text:p text:style-name="P47">The distance between the Sun and the Earth, the ideal levels of gases in the atmosphere, the rays of sunshine which are perfect for allowing photosynthesis, the fixing effect of mountains on the Earth, the formation of night and day, the fact that water is so suitable for life, the presence of animals, fruits, vegetables, clouds, wind, the amazing features of our body cells, the structure of DNA… All of these are just a few examples of God's superior artistry, showing us His limitless power. </text:p>
      <text:p text:style-name="P47"/>
      <text:p text:style-name="P46">God revolves night and day. There is surely a lesson in that for people with inner sight. (Qur’an, 24:44)</text:p>
      <text:p text:style-name="P46"/>
      <text:p text:style-name="P46">It is He Who made the night a cloak for you and sleep a rest, and He made the day a time for rising. (Qur’an, 25:47)</text:p>
      <text:p text:style-name="P46"/>
      <text:p text:style-name="P46">And [I swear] by the night when it draws in and by the dawn when it exhales. (Qur’an, 81:17-18)</text:p>
      <text:p text:style-name="P46"/>
      <text:p text:style-name="P46">... He covers the day with the night, each pursuing the other urgently; and the Sun and Moon and stars are subservient to His command... (Qur’an, 7:54)</text:p>
      <text:p text:style-name="P46"/>
      <text:p text:style-name="P46">It is He Who created night and day and the Sun and Moon, each one swimming in a sphere. (Qur’an, 21:33)</text:p>
      <text:p text:style-name="P46"/>
      <text:p text:style-name="P46">It is He Who created everything on the Earth for you and then directed His attention up to heaven and arranged it into seven regular heavens. He has knowledge of all things. (Qur’an, 2:29)</text:p>
      <text:p text:style-name="P46"/>
      <text:p text:style-name="P46">Everything in the heavens and the Earth belongs to God. He knows what you are engaged upon. On the Day when they are returned to Him, He will inform them of what they did... (Qur’an, 24:64)</text:p>
      <text:p text:style-name="P46"/>
      <text:p text:style-name="P46"><text:soft-page-break/>You will see the mountains you reckoned to be solid going past like clouds – the handiwork of God Who gives to everything its solidity. He is aware of what you do. (Qur’an, 27:88)</text:p>
      <text:p text:style-name="P46"/>
      <text:p text:style-name="P46">He Who created the heavens and the Earth and everything in between them in six days, and then established Himself firmly on the Throne; the All-Merciful – ask anyone who is informed about Him. (Qur’an, 25:59)</text:p>
      <text:p text:style-name="P46"/>
      <text:p text:style-name="P46">Everything in the heavens and Earth belongs to God. God is the Rich Beyond Need, the Praiseworthy. (Qur’an, 31:26)</text:p>
      <text:p text:style-name="P46"/>
      <text:p text:style-name="P46">He has made night and day subservient to you, and the Sun and Moon and stars, all subject to His command. There are certainly signs in that for people who use their intellect. (Qur’an, 16:12)</text:p>
      <text:p text:style-name="P46"/>
      <text:p text:style-name="P46">And also the things of varying colors He has created for you in the Earth. There is certainly a sign in that for people who pay heed. (Qur’an, 16:13)</text:p>
      <text:p text:style-name="P46"/>
      <text:p text:style-name="P46">Everyone in the heavens and Earth belongs to Him. All are submissive to Him. It is He Who originated creation and then regenerates it. That is very easy for Him. His is the most exalted designation in the heavens and the Earth. He is the Almighty, the All-Wise. (Qur’an, 30:26-27)<text:tab/></text:p>
      <text:p text:style-name="P46"/>
      <text:p text:style-name="P46">He Who created the heavens and the Earth and sends down water for you from the sky by which We make luxuriant gardens grow – you could never make their trees grow. Is there another deity besides God? No indeed, but they are people who equate others with Him! (Qur’an, 27:60)</text:p>
      <text:p text:style-name="P46"/>
      <text:p text:style-name="P46">God is He Who created the heavens and the Earth and everything between them in six days and then established Himself firmly upon the Throne. You have no protector or intercessor apart from Him. So will you not pay heed? (Qur’an, 32:4)</text:p>
      <text:p text:style-name="P46"/>
      <text:p text:style-name="P46">Don’t those who do not believe see that the heavens and the Earth were sewn together and then We unstitched them and that We made from water every living thing? So will they not believe? (Qur’an, 21:30)</text:p>
      <text:p text:style-name="P46"/>
      <text:p text:style-name="P46">[God is the] Lord of the heavens and the Earth and everything between them, the Almighty, the Endlessly Forgiving. (Qur’an, 38:66)</text:p>
      <text:p text:style-name="P46"/>
      <text:p text:style-name="P46"><text:soft-page-break/>The keys of the heavens and Earth belong to Him. He expands the provision of anyone He wills or restricts it. He has knowledge of all things. (Qur’an, 42:12) </text:p>
      <text:p text:style-name="P46"/>
      <text:p text:style-name="P46">Whatever you have been given is only the enjoyment of the life of this world. What is with God is better and longer lasting for those who believe and trust in their Lord. (Qur’an, 42:36)</text:p>
      <text:p text:style-name="P46"/>
      <text:p text:style-name="P46">Blessed be Him to Whom belongs the sovereignty of the heavens and the Earth and everything in between them. The knowledge of the Hour is with Him. You will be returned to Him. (Qur’an, 43:85)</text:p>
      <text:p text:style-name="P46"/>
      <text:p text:style-name="P46">If you were to ask them: “Who created the heavens and the Earth?” they would reply: “The Almighty, the All-Knowing created them.” It is He Who made the Earth a cradle for you and made pathways for you in it so that hopefully you would be guided. (Qur’an, 43:9-10)</text:p>
      <text:p text:style-name="P46"/>
      <text:p text:style-name="P46">We place in it gardens of dates and grapes, and cause springs to gush out in it, so they may eat its fruits – they did not do it themselves. So will they not be thankful? (Qur’an, 36:34-35)</text:p>
      <text:p text:style-name="P46"/>
      <text:p text:style-name="P46">It is God Who created the heavens with no support – you can see them – and cast firmly embedded mountains on the Earth so that it would not move under you... (Qur’an, 31:10)</text:p>
      <text:p text:style-name="P46"/>
      <text:p text:style-name="P46">And the Earth: how We stretched it out and cast firmly embedded mountains onto it and caused luxuriant plants of every kind to grow in it. (Qur’an, 50:7)</text:p>
      <text:p text:style-name="P46"/>
      <text:p text:style-name="P46">Glory be to Him Who created all the pairs: from what the earth produces and from themselves and from things unknown to them. (Qur’an, 36:36)</text:p>
      <text:p text:style-name="P46"/>
      <text:p text:style-name="P46">All praise belongs to God, the Lord of the heavens and the Lord of the Earth, Lord of all the worlds. All greatness belongs to Him in the heavens and Earth. He is the Almighty, the All-Wise. (Qur’an, 45:36-37)</text:p>
      <text:p text:style-name="P46"/>
      <text:p text:style-name="P46">It is He Who created the heavens and the Earth in six days, then established Himself firmly on the Throne. He knows what goes into the Earth and what comes out of it, what comes down from heaven and what goes up into it. He is with you wherever you are... (Qur’an, 57:4)</text:p>
      <text:p text:style-name="P46"><text:soft-page-break/></text:p>
      <text:p text:style-name="P46">We sent down heaven upon them in abundant rain and made rivers flow under them... (Qur’an, 6:6)</text:p>
      <text:p text:style-name="P46"/>
      <text:p text:style-name="P46">... [He will] grant you gardens and grant you waterways. (Qur’an, 71:12)</text:p>
      <text:p text:style-name="P46"/>
      <text:p text:style-name="P46">He sends down water from the sky and river-beds fill up and flow according to their size... (Qur’an, 13:17)</text:p>
      <text:p text:style-name="P46"/>
      <text:p text:style-name="P49"><text:span text:style-name="T25">And </text:span><text:span text:style-name="T27"></text:span><text:span text:style-name="T25">We</text:span><text:span text:style-name="T27"></text:span><text:span text:style-name="T25"> made the Earth burst forth with gushing springs... (Qur’an, 54:12)</text:span></text:p>
      <text:p text:style-name="P46"/>
      <text:p text:style-name="P46">Everything in the heavens and everything in the Earth belongs to God. All matters return to God. (Qur’an, 3:109)</text:p>
      <text:p text:style-name="P48"/>
      <text:p text:style-name="P48">It is He Who sends down abundant rain, after they have lost all hope, and unfolds His mercy... (Qur’an, 42:28)</text:p>
      <text:p text:style-name="P48"/>
      <text:p text:style-name="P46">Everything in the heavens and everything in the Earth belongs to Him. God is the Rich Beyond Need, the Praiseworthy. (Qur’an, 22:64)</text:p>
      <text:p text:style-name="P46"/>
      <text:p text:style-name="P46">The coloring of God – and what coloring could be better than God’s? It is Him we worship. (Qur’an, 2:138)</text:p>
      <text:p text:style-name="P46">We placed firmly embedded mountains on the Earth, so it would not move under them, and We put broad valleys as roadways in it, so that perhaps they might be guided. (Qur’an, 21:31)</text:p>
      <text:p text:style-name="P51"/>
      <text:p text:style-name="P46">He Who made the Earth a stable dwelling place and appointed rivers flowing through its midst and placed firmly embedded mountains on it... (Qur’an, 27:61)</text:p>
      <text:p text:style-name="P46"/>
      <text:p text:style-name="P46">Blessed be He Who placed constellations in the sky and put a blazing lamp and shining Moon among them. (Qur’an, 25:61)</text:p>
      <text:p text:style-name="P46"/>
      <text:p text:style-name="P46">It is He Who made night and day succeed each other for those who want to pay heed or to give thanks. (Qur’an, 25:62)</text:p>
      <text:p text:style-name="P46"/>
      <text:p text:style-name="P46">In the creation of the heavens and Earth, and the alternation of the night and day, and the ships which sail the seas to people’s benefit, and the water which God sends down from the sky – by which He brings the Earth to life <text:soft-page-break/>when it was dead and scatters about in it creatures of every kind – and the varying direction of the winds, and the clouds subservient between heaven and Earth, there are signs for people who use their intellect. (Qur’an, 2:164)</text:p>
      <text:p text:style-name="P46"/>
      <text:p text:style-name="P46">It is He Who sends down water in due measure from the sky by which We bring a dead land back to life... (Qur’an, 43:11)</text:p>
      <text:p text:style-name="P46"/>
      <text:p text:style-name="P46">It is He Who is God in heaven and God on Earth. He is the All-Wise, the All-Knowing. (Qur’an, 43:84)</text:p>
      <text:p text:style-name="P46"/>
      <text:p text:style-name="P46">It is He Who sends out the winds, bringing advance news of His mercy, so that when they have lifted up the heavy clouds, We dispatch them to a dead land and send down water to it, by means of which We bring forth all kinds of fruit. In the same way We will bring forth the dead, so that hopefully you will pay heed. (Qur’an, 7:57)</text:p>
      <text:p text:style-name="P46"/>
      <text:p text:style-name="P46">God created you and then will take you back again. And some of you revert to the lowest form of life so that after having knowledge, you know nothing at all. God is All-Knowing, All-Powerful. (Qur’an, 16:70)</text:p>
      <text:p text:style-name="P46"/>
      <text:p text:style-name="P46">He is God – the Creator, the Maker, the Giver of Form... (Qur’an, 59:24)</text:p>
      <text:p text:style-name="P46"/>
      <text:p text:style-name="P46">[It is] He Who has created all things in the best possible way. He commenced the creation of man from clay. (Qur’an, 32:7)</text:p>
      <text:p text:style-name="P46"/>
      <text:p text:style-name="P46">It is God Who created you from a weak beginning then after weakness gave you strength then after strength ordained weakness and gray hair... (Qur’an, 30:54)</text:p>
      <text:p text:style-name="P46">But as for him who feared the Station of his Lord and forbade the lower self its appetites, the Garden will be his refuge. (Qur’an, 79:40-41)</text:p>
      <text:p text:style-name="P46"/>
      <text:p text:style-name="P46">But God will admit those who believe and do right actions into Gardens with rivers flowing under them... (Qur’an, 22:23)</text:p>
      <text:p text:style-name="P46"/>
      <text:p text:style-name="P46">But those who have fear of their Lord will have high-ceilinged halls, and more such halls built one above the other... (Qur’an, 39:20)</text:p>
      <text:p text:style-name="P46"/>
      <text:p text:style-name="P46">Blessed be He Who, if He wishes, will grant you better than that: Gardens with rivers flowing under them; and He will grant you palaces. (Qur’an, 25:10)</text:p>
      <text:p text:style-name="P46"/>
      <text:p text:style-name="P49"><text:soft-page-break/><text:span text:style-name="T25">Reclining in it </text:span><text:span text:style-name="T27"></text:span><text:span text:style-name="T25">the Garden</text:span><text:span text:style-name="T27"></text:span><text:span text:style-name="T25"> on couches, they will experience there neither burning sun nor bitter cold. (Qur’an, 76:13)</text:span></text:p>
      <text:p text:style-name="P46"/>
      <text:p text:style-name="P46">Seeing them, you see delight and a great kingdom. (Qur’an, 76:20)</text:p>
      <text:p text:style-name="P46"/>
      <text:p text:style-name="P46">... Gardens where they will enjoy everlasting delight. (Qur’an, 9:21)</text:p>
      <text:p text:style-name="P46"/>
      <text:p text:style-name="P46">... We will lodge them in lofty chambers in the Garden, with rivers flowing under them, remaining in them timelessly, for ever... (Qur’an, 29:58)</text:p>
      <text:p text:style-name="P46"/>
      <text:p text:style-name="P46">As for those who believed and did right actions, they will be made joyful in a verdant meadow. (Qur’an, 30:15)</text:p>
      <text:p text:style-name="P46"/>
      <text:p text:style-name="P46">Say: “Is that better, or the Garden of eternal life which has been promised to those who guard against evil? That is their recompense and destination.” (Qur’an, 25:15)</text:p>
      <text:p text:style-name="P46"/>
      <text:p text:style-name="P46">They will have in it whatever they want timelessly, for ever. It is a binding promise of your Lord. (Qur’an, 25:16)</text:p>
      <text:p text:style-name="P46"/>
      <text:p text:style-name="P46">Platters and cups of gold will be passed around among them and they will have there all that their hearts desire and their eyes find delight in... (Qur’an, 43:71)</text:p>
      <text:p text:style-name="P46"/>
      <text:p text:style-name="P46">The kingdom of the heavens and Earth belongs to God. God has power over all things. (Qur’an, 3:189)</text:p>
      <text:p text:style-name="P46"/>
      <text:p text:style-name="P46">What is in the heavens and in the Earth belongs to God. God suffices as a Guardian. (Qur’an, 4:132)</text:p>
      <text:p text:style-name="P46"/>
      <text:p text:style-name="P39">SIGNS IN LIVING THINGS</text:p>
      <text:p text:style-name="P15"/>
      <text:p text:style-name="P15"/>
      <text:p text:style-name="P17">Creatures of the world are full of unparalleled examples of God's artistry of creation. From birds to reptiles, from whales to insects, whether large or small, animals have incredible traits which never cease to amaze humans. Some of these traits (such as the way a spider can spin a web stronger than steel of the same diameter, or a bee constructs a honeycomb and produces honey, or the navigational skills of birds) make even the most self-assured person seem helpless. In fact, when humans try to mimic these animal traits, they are usually not capable enough to do it. </text:p>
      <text:p text:style-name="P17">Despite all this, some people still deny the wonders of creation in animals. They display a breakdown in logical thinking by not accepting the existence of God, the Creator of both themselves and the universe they inhabit. But their efforts are for naught. Our Creator said this in the Qur'an: </text:p>
      <text:p text:style-name="P17"/>
      <text:p text:style-name="P15">... the truth came and God's command prevailed even though they detested it. (Qur'an, 9:48)</text:p>
      <text:p text:style-name="P15"/>
      <text:p text:style-name="P46">And horses, mules and donkeys both to ride and for adornment... (Qur’an, 16:8)</text:p>
      <text:p text:style-name="P46"/>
      <text:p text:style-name="P48">And also animals for riding and for haulage and animals for slaughtering and for wool... (Qur’an, 6:142)</text:p>
      <text:p text:style-name="P48"/>
      <text:p text:style-name="P46">We have appointed the camels for you as one of the sacred rites of God... (Qur’an, 22:36)</text:p>
      <text:p text:style-name="P46"/>
      <text:p text:style-name="P46">Haven’t they looked at the camel – how it was created? (Qur’an, 88:17)</text:p>
      <text:p text:style-name="P46"/>
      <text:p text:style-name="P46">He has given you everything you have asked Him for. If you tried to number God’s blessings, you could never count them. Man is indeed wrongdoing, ungrateful. (Qur’an, 14:34)</text:p>
      <text:p text:style-name="P46"/>
      <text:p text:style-name="P46">And there is certainly a lesson for you in your livestock. We give you to drink from what is in their bellies and there are many ways in which you benefit from them, and some of them you eat. (Qur’an, 23:21)</text:p>
      <text:p text:style-name="P46"/>
      <text:p text:style-name="P49"><text:span text:style-name="T25">There is instruction for you in cattle. From the </text:span><text:span text:style-name="T24">contents of their bellies, from between the dung and blood, We give you pure milk to drink, easy for drinkers to swallow. (Qur’an, 16:66)</text:span></text:p>
      <text:p text:style-name="P48"><text:soft-page-break/></text:p>
      <text:p text:style-name="P46">There is no creature on the Earth which is not dependent upon God for its provision. He knows where it lives and where it dies. They are all in a clear book. (Qur’an, 11:6)</text:p>
      <text:p text:style-name="P46"/>
      <text:p text:style-name="P46">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humanity. There is certainly a sign in that for people who reflect. (Qur’an, 16:68-69)</text:p>
      <text:p text:style-name="P46">And humanity and beasts and livestock are likewise of varying colors. Only those of His servants with knowledge have fear of God... (Qur’an, 35:28)</text:p>
      <text:p text:style-name="P46"/>
      <text:p text:style-name="P46">Don’t you see that everyone in the heavens and Earth glorifies God, as do the birds with their outspread wings? Each one knows its prayer and glorification... (Qur’an, 24:41)</text:p>
      <text:p text:style-name="P46"/>
      <text:p text:style-name="P46">It is He Who sends down water from the sky. From it you drink and from it come the shrubs among which you graze your herds. (Qur’an, 16:10)</text:p>
      <text:p text:style-name="P46"/>
      <text:p text:style-name="P46">Don’t they see how We drive water to barren land and bring forth crops by it which their livestock and they themselves both eat?... (Qur’an, 32:27)</text:p>
      <text:p text:style-name="P46"/>
      <text:p text:style-name="P46">Among His signs is the creation of the heavens and Earth and all the creatures He has spread about in them. And He has the power to gather them together whenever He wills. (Qur’an, 42:29)</text:p>
      <text:p text:style-name="P46"/>
      <text:p text:style-name="P46">Everything in the heavens and Earth belongs to Him, and the religion belongs to Him, firmly and for ever. So why do you fear anyone other than God? (Qur’an, 16:52)</text:p>
      <text:p text:style-name="P46"/>
      <text:p text:style-name="P46">It is He Who made the sea subservient to you so that you can eat fresh flesh from it and bring out from it ornaments to wear... (Qur’an, 16:14)</text:p>
      <text:p text:style-name="P46"/>
      <text:p text:style-name="P46">Anything you catch in the sea is lawful for you, and all food from it, for your enjoyment and that of travelers... (Qur’an, 5:96)<text:tab/></text:p>
      <text:p text:style-name="P46"/>
      <text:p text:style-name="P46">You who believe! Do not make forbidden the good things God has made lawful for you, and do not overstep the limits... (Qur’an, 5:87)</text:p>
      <text:p text:style-name="P46"><text:soft-page-break/></text:p>
      <text:p text:style-name="P49"><text:span text:style-name="T25">Haven’t they seen how We created for them, by Our own handiwork, livestock which are under their control? We have made them tame for them and some they ride and some they eat. And they have other uses for them, and milk to drink. So will they not be thankful? (Qur’an, 36:71-73)</text:span></text:p>
      <text:p text:style-name="P46"/>
      <text:p text:style-name="P46">The metaphor of those who take protectors besides God is that of a spider which builds itself a house; but no house is flimsier than a spider’s house, if they only knew. (Qur’an, 29:41)</text:p>
      <text:p text:style-name="P46"/>
      <text:p text:style-name="P46">God is not ashamed to make an example of a mosquito or of an even smaller thing. As for those who believe, they know it is the truth from their Lord... (Qur’an, 2:26)</text:p>
      <text:p text:style-name="P24"/>
      <text:p text:style-name="P46">And luxuriant gardens and orchards and meadows, for you and your livestock to enjoy. (Qur’an, 80:30-32)</text:p>
      <text:p text:style-name="P46"/>
      <text:p text:style-name="P46">In the heavens and Earth there are certainly signs for the believers. And in your creation and all the creatures He has spread about there are signs for people with certainty. (Qur’an, 45:3-4)</text:p>
      <text:p text:style-name="P46"/>
      <text:p text:style-name="P46">God has given you wives from among yourselves, and given you children and grandchildren from your wives, and provided good things for you... (Qur’an, 16:72)</text:p>
      <text:p text:style-name="P46"/>
      <text:p text:style-name="P46">Have fear of Him Who has supplied you with what you know, supplied you with livestock and children and gardens and clear springs. (Qur’an, 26:132-134)</text:p>
      <text:p text:style-name="P46"/>
      <text:p text:style-name="P46">We have established you firmly on the Earth and granted you your livelihood in it. What little thanks you show! (Qur’an, 7:10)</text:p>
      <text:p text:style-name="P46"/>
      <text:p text:style-name="P46">And We put livelihoods in it both for you and for those you do not provide for. (Qur’an, 15:20)</text:p>
      <text:p text:style-name="P46"/>
      <text:p text:style-name="P46">Glory be to Him Who has the dominion of all things in His Hand. To Him you will be returned. (Qur’an, 36:83)</text:p>
      <text:p text:style-name="P46"/>
      <text:p text:style-name="P46">God knows the unseen of the heavens and Earth. God knows what the heart contains. (Qur’an, 35:38)</text:p>
      <text:p text:style-name="P46"><text:soft-page-break/></text:p>
      <text:p text:style-name="P49"><text:span text:style-name="T25">Have you thought about wha</text:span><text:span text:style-name="T24">t you cultivate? </text:span><text:span text:style-name="T25">Is it you who make it germinate or are We the Germinator? If We wished We could have made it broken stubble. You would then be left devoid of crops, distraught. (Qur’an, 56:63-65)</text:span></text:p>
      <text:p text:style-name="P46"/>
      <text:p text:style-name="P46">Don’t you see that God sends down water from the sky and then in the morning the Earth is covered in green? God is All-Subtle, All-Aware. (Qur’an, 22:63)</text:p>
      <text:p text:style-name="P46"/>
      <text:p text:style-name="P46">Know that God brings the Earth to life after it was dead. We have made the signs clear to you so that hopefully you will use your intellect. (Qur’an, 57:17)</text:p>
      <text:p text:style-name="P46"/>
      <text:p text:style-name="P46">Don’t you see that God sends down water from the sky and threads it through the Earth to emerge as springs and then by it brings forth crops of varying colors, which then wither and you see them turning yellow and then He makes them into broken stubble? There is a reminder in that for people of intelligence. (Qur’an, 39:21)</text:p>
      <text:p text:style-name="P46"/>
      <text:p text:style-name="P46">The keys of the unseen are in His possession. No one knows them but Him. He knows everything in the land and sea. No leaf falls without His knowing it. There is no seed in the darkness of the earth, and nothing moist or dry which is not in a clear book. (Qur’an, 6:59)</text:p>
      <text:p text:style-name="P24"/>
      <text:p text:style-name="P17"/>
      <text:p text:style-name="P39">BLESSINGS ON EARTH</text:p>
      <text:p text:style-name="P15"/>
      <text:p text:style-name="P15"/>
      <text:p text:style-name="P17">Oxygen, water, food, sunlight, day and night: your body needs these elements. And along with these, there are beauties which your soul finds pleasure in such as a beautiful view, a pleasant face to look at, or a welcoming home. </text:p>
      <text:p text:style-name="P17">The world is full of such blessings, but some people are just not aware of them. They are so caught up in their own troubles that they don't see the wonders of the world. The reason for this negative spiritual state is their life remote from God's religion, and their state of disbelief. A troubled life is the inescapable result of a life not lived according to religious morals. </text:p>
      <text:p text:style-name="P17">The approach which may be hoped to please God is that we see all the blessings of the Earth as His gifts to us, and that we live our lives in a state of thanks to Him. A person who lives according to this morality will take pleasure from the wonders and blessings from God, and will feel them every moment of his or her life. </text:p>
      <text:p text:style-name="P17"/>
      <text:p text:style-name="P46">... from the spathes of the date palm [We bring forth] date clusters hanging down, and gardens of grapes and olives and pomegranates, both similar and dissimilar. Look at their fruits as they bear fruit and ripen. There are signs in that for people who believe. (Qur’an, 6:99)</text:p>
      <text:p text:style-name="P46"/>
      <text:p text:style-name="P46">The metaphor of those who spend their wealth in the way of God is that of a grain which produces seven ears; in every ear there are a hundred grains. God gives such multiplied increase to whoever He wills. God is All-Encompassing, All-Knowing. (Qur’an, 2:261)</text:p>
      <text:p text:style-name="P46"/>
      <text:p text:style-name="P46">... they will have Gardens with rivers flowing under them. When they are given fruit there as provision, they will say: “This is what we were given before.” But they were only given a simulation of it... (Qur’an, 2:25)</text:p>
      <text:p text:style-name="P46"/>
      <text:p text:style-name="P46">In the Earth there are diverse regions side by side and gardens of grapes and cultivated fields, and palm-trees sharing one root and others with individual roots, all watered with the same water. And We make some things better to eat than others. There are signs in that for people who use their intellect. (Qur’an, 13:4)</text:p>
      <text:p text:style-name="P46"/>
      <text:p text:style-name="P46">Good land yields up its plants by its Lord’s permission, but that which is bad only yields up scantily. In this way We vary the signs for people who are thankful. (Qur’an, 7:58)</text:p>
      <text:p text:style-name="P46"/>
      <text:p text:style-name="P46"><text:soft-page-break/>And a tree springing forth from Mount Sinai yielding oil and a seasoning to those who eat. (Qur’an, 23:20)</text:p>
      <text:p text:style-name="P46"/>
      <text:p text:style-name="P46">And by it He makes crops grow for you and olives and dates and grapes and fruit of every kind. There is certainly a sign in that for people who reflect. (Qur’an, 16:11)</text:p>
      <text:p text:style-name="P46"/>
      <text:p text:style-name="P49"><text:span text:style-name="T27"></text:span><text:span text:style-name="T25">I swear</text:span><text:span text:style-name="T27"></text:span><text:span text:style-name="T25"> by the fig and the olive. (Qur’an, 95:1)</text:span></text:p>
      <text:p text:style-name="P46"/>
      <text:p text:style-name="P46">The herbs and the trees all bow down in prostration. (Qur’an, 55:6)</text:p>
      <text:p text:style-name="P46"/>
      <text:p text:style-name="P46">You who believe! Eat of the good things We have provided for you and give thanks to God if you worship Him alone. (Qur’an, 2:172)</text:p>
      <text:p text:style-name="P46"/>
      <text:p text:style-name="P46">We pour down plentiful water, then split the earth into furrows. Then We make grain grow in it, and grapes and herbs and olives and dates. (Qur’an, 80:25-29)</text:p>
      <text:p text:style-name="P46"/>
      <text:p text:style-name="P46">Don’t you see that God has subjected to you everything in the heavens and Earth and has showered His blessings upon you, both outwardly and inwardly?... (Qur’an, 31:20)</text:p>
      <text:p text:style-name="P46"/>
      <text:p text:style-name="P46">In them are fruits and date-palms and pomegranates. (Qur’an, 55:68)</text:p>
      <text:p text:style-name="P46"/>
      <text:p text:style-name="P46">We place in it gardens of dates and grapes... (Qur’an, 36:34)</text:p>
      <text:p text:style-name="P46"/>
      <text:p text:style-name="P46">And We sent down blessed water from the sky and made gardens grow by it and grain for harvesting. (Qur’an, 50:9)</text:p>
      <text:p text:style-name="P46"/>
      <text:p text:style-name="P46">There is nothing that does not have its stores with Us and We only send it down in a known measure. (Qur’an, 15:21)</text:p>
      <text:p text:style-name="P46"/>
      <text:p text:style-name="P46">By means of it We produce gardens of dates and grapes for you, in which there are many fruits for you and from which you eat. (Qur’an, 23:19)</text:p>
      <text:p text:style-name="P46"/>
      <text:p text:style-name="P46">... Eat of their fruits when they bear fruit and pay their due on the day of their harvest, and do not be profligate. He does not love the profligate. (Qur’an, 6:141)</text:p>
      <text:p text:style-name="P46"/>
      <text:p text:style-name="P46"><text:soft-page-break/>Say: “My Lord expands the provision of anyone He wills or restricts it. But the majority of humanity do not know it.” (Qur’an, 34:36)</text:p>
      <text:p text:style-name="P24"/>
      <text:p text:style-name="P17"/>
      <text:p text:style-name="P17"/>
      <text:p text:style-name="P39">SIGNS IN TECHNOLOGY</text:p>
      <text:p text:style-name="P15"/>
      <text:p text:style-name="P15"/>
      <text:p text:style-name="P17">The modern buildings we live in, the luxurious cars we drive, the computers, the televisions, and all the other technology along these lines: these are all blessings created by God's will. </text:p>
      <text:p text:style-name="P17">Technology is the result of mankind putting together certain elements found on Earth for specific purposes. If we look at technological products around us, we see that they are all composed of metals like iron, copper, zinc, and aluminum, or petroleum by-products like plastic. If these elements, in particular metals, did not exist on Earth, and if people were not able to use these elements, it would not be possible to develop any of these technological devices. </text:p>
      <text:p text:style-name="P17">All the technology that we are used to in our daily life, and which makes our lives so much easier, has been created by God's will. Technology is a blessing which people should think about and for which should thank our Lord.</text:p>
      <text:p text:style-name="P17"/>
      <text:p text:style-name="P46">It is He Who created all the species and gave you ships and livestock for you to ride. (Qur’an, 43:12)</text:p>
      <text:p text:style-name="P46"/>
      <text:p text:style-name="P46">Don’t you see that ships sail on the sea by God’s blessing so that He can show you something of His signs?... (Qur’an, 31:31)</text:p>
      <text:p text:style-name="P46"/>
      <text:p text:style-name="P46">... And you see the ships cleaving through it so that you can seek His bounty, and so that hopefully you will show thanks. (Qur’an, 16:14)</text:p>
      <text:p text:style-name="P46"/>
      <text:p text:style-name="P46">We made everything on the Earth adornment for it so that We could test them to see whose actions are the best. We will certainly make everything on it a barren wasteland. (Qur’an, 18:7-8)</text:p>
      <text:p text:style-name="P46"/>
      <text:p text:style-name="P46">We have honored the sons of Adam and conveyed them on land and sea... (Qur’an, 17:70)</text:p>
      <text:p text:style-name="P46"/>
      <text:p text:style-name="P46">Don’t you see that God has made everything on the Earth subservient to you and the ships running upon the sea by His command?... (Qur’an, 22:65)</text:p>
      <text:p text:style-name="P24"/>
      <text:p text:style-name="P17"/>
      <text:p text:style-name="P17"/>
      <text:p text:style-name="P39">LESSONS TO BE LEARNED FROM </text:p>
      <text:p text:style-name="P35">NATURAL DISASTER</text:p>
      <text:p text:style-name="P15"/>
      <text:p text:style-name="P17"/>
      <text:p text:style-name="P17">Earthquakes, volcano eruptions, floods, tornadoes, storms, fires… These are all disasters which have different levels of ferocity and effect. Their shared quality however is that in a short time, they are able to wipe out a city, as well as many of the human beings and animals living in it, and create huge damage. Most of the time, it is impossible to prevent this damage from occurring. </text:p>
      <text:p text:style-name="P17">Natural disasters are a reality which most people don't want to think about as long as they are not confronted with one. And actually, life on Earth is so well-balanced that natural disasters are not a common occurrence. There is a special protection in place for all creatures, including humans. However God does sometimes show people how unsafe their lives and homes can be. The signs contained in natural disasters, a few examples of which will be shown in this chapter, are reasons to consider the weakness of humans before God, and to pay heed. </text:p>
      <text:p text:style-name="P17"/>
      <text:p text:style-name="P46">On the Day the first blast shudders. (Qur’an, 79:6)</text:p>
      <text:p text:style-name="P46"/>
      <text:p text:style-name="P46">When the Earth is convulsed. (Qur’an, 56:4)</text:p>
      <text:p text:style-name="P46"/>
      <text:p text:style-name="P46">When they saw it as a storm cloud advancing on their valleys they said: “This is a storm cloud which will give us rain.” No, rather it is what you desired to hasten – a wind containing painful punishment. (Qur’an, 46:24)</text:p>
      <text:p text:style-name="P46"/>
      <text:p text:style-name="P49"><text:span text:style-name="T27"></text:span><text:span text:style-name="T25">A wind</text:span><text:span text:style-name="T27"></text:span><text:span text:style-name="T25"> destroying everything at its Lord’s command! When morning came you could see nothing but their dwellings. That is how We repay the people of the evildoers. (Qur’an, 46:25)</text:span></text:p>
      <text:p text:style-name="P46"/>
      <text:p text:style-name="P46">We unleashed a howling wind against them on a day of unremitting horror. It plucked up men like uprooted stumps. (Qur’an, 54:19-20)</text:p>
      <text:p text:style-name="P46"/>
      <text:p text:style-name="P46">That is some of the news of the cities which We relate to you. Some of them are still standing, while others are now just stubble. (Qur’an, 11:100)</text:p>
      <text:p text:style-name="P46"/>
      <text:p text:style-name="P46">We did not wrong them; rather they wronged themselves. The gods they called upon besides God did not help them at all when God’s command came upon them. They did nothing but increase their ruin. (Qur’an, 11:101)</text:p>
      <text:p text:style-name="P46"/>
      <text:p text:style-name="P46"><text:soft-page-break/>It is He Who shows you the lightning, striking fear and bringing hope; it is He Who heaps up the heavy clouds. The thunder glorifies His praise, as do the angels, out of fear [and respect] of Him. He discharges the thunderbolts, striking with them anyone He wills. Yet still they argue about God when He is inexorable in His power! (Qur’an, 13:12-13)</text:p>
      <text:p text:style-name="P46"/>
      <text:p text:style-name="P46">When harm occurs to you at sea, those you call on vanish – except for Him alone! But when He delivers you to dry land, you turn away. Man truly is ungrateful. (Qur’an, 17:67)</text:p>
      <text:p text:style-name="P46"/>
      <text:p text:style-name="P46">Do you feel secure against Him causing the shore to swallow you up or sending against you a sudden squall of stones? Then you will find no one to be your guardian. (Qur’an, 17:68)</text:p>
      <text:p text:style-name="P46"/>
      <text:p text:style-name="P46">Yet they play around in doubt. So be on the watch for a day when heaven brings forth a distinctive smoke, which enshrouds humanity. This is a painful punishment! (Qur’an, 44:9-11)</text:p>
      <text:p text:style-name="P46"/>
      <text:p text:style-name="P46">When the oceans surge into each other. (Qur’an, 81:6)</text:p>
      <text:p text:style-name="P46"/>
      <text:p text:style-name="P46">[I swear] By the overflowing ocean. (Qur’an, 52:6)</text:p>
      <text:p text:style-name="P46"/>
      <text:p text:style-name="P46">No indeed! He will be flung into the shatterer. And what will convey to you what the shatterer is? The kindled fire of God reaching right into the heart. (Qur’an, 104:4-7)</text:p>
      <text:p text:style-name="P46"/>
      <text:p text:style-name="P46">On the Day the sky is like molten brass and the mountains like tufts of colored wool. No good friend will ask about his friend even though they can see each other. (Qur’an, 70:8-11)</text:p>
      <text:p text:style-name="P46"/>
      <text:p text:style-name="P49"><text:span text:style-name="T24">The Day when heaven is split apart in clouds, and the angels are sent down rank upon rank. </text:span><text:span text:style-name="T25">The Kingdom that Day will belong in truth to the All-Merciful. It will be a hard Day for the unbelievers. (Qur’an, 25:25-26)</text:span></text:p>
      <text:p text:style-name="P46"/>
      <text:p text:style-name="P46">How many generations We have destroyed before them! Do you see a trace of any one of them or hear even a whisper of them? (Qur’an, 19:98)</text:p>
      <text:p text:style-name="P46"/>
      <text:p text:style-name="P49"><text:span text:style-name="T25"><text:s/>[Are you going to be left secure] amid gardens and clear springs, and cultivated fields and palms with supple spathes? Will you continue hewing houses from the mountains with exultant skill? (Qur’an, 26:147-149)</text:span></text:p>
      <text:p text:style-name="P46"><text:soft-page-break/></text:p>
      <text:p text:style-name="P46">Pharaoh exalted himself arrogantly in the land and divided its people into camps... (Qur’an, 28:4)</text:p>
      <text:p text:style-name="P46"/>
      <text:p text:style-name="P46">Pharaoh called to his people, saying: “My people, doesn’t the kingdom of Egypt belong to me? Don’t all these rivers flow under my control? Don’t you then see?” (Qur’an, 43:51)</text:p>
      <text:p text:style-name="P46"/>
      <text:p text:style-name="P46">Aren’t they guided by the many generations We have destroyed before them, among whose dwelling places they walk about? There are signs in that for people of sound intellect. (Qur’an, 20:128)</text:p>
      <text:p text:style-name="P46">Aren’t they guided by the many generations We destroyed before them, among whose ruined homes they walk around?... (Qur’an, 32:26)</text:p>
      <text:p text:style-name="P46"/>
      <text:p text:style-name="P48">Whereas for those who do not believe there will be the fire of Hell. They will not be killed off so that they die and its punishment will not be lightened for them. That is how We repay every thankless man. (Qur’an, 35:36)</text:p>
      <text:p text:style-name="P48"/>
      <text:p text:style-name="P49"><text:span text:style-name="T24">Hell, where they will roast. What an evil resting-place! This! So let them taste it – boiling water and scalding pus</text:span><text:span text:style-name="T25"> and other such torments. (Qur’an, 38:56-58)</text:span></text:p>
      <text:p text:style-name="P46"/>
      <text:p text:style-name="P46">... Safeguard yourselves and your families from a fire whose fuel is people and stones. Harsh, terrible angels are in charge of it who do not disobey God in respect of any order He gives them and carry out what they are ordered to do. (Qur’an, 66:6)</text:p>
      <text:p text:style-name="P46"/>
      <text:p text:style-name="P46">... when they arrive there and its gates are opened, its custodians will say to them: “Didn’t messengers from yourselves come to you, reciting your Lord’s signs to you and warning you of the meeting on this Day of yours?” They will say: “Indeed they did, but the decree of punishment is justly carried out against the unbelievers.” (Qur’an, 39:71)</text:p>
      <text:p text:style-name="P46"/>
      <text:p text:style-name="P50">SACRED LOCATIONS NOTED IN THE QUR’AN</text:p>
      <text:p text:style-name="P24"/>
      <text:p text:style-name="P17"/>
      <text:p text:style-name="P17">The locations which are noted in the Qur'an are those where the prophets lived through history (such as Mount Tur and the valley of Tuwa), or the cities where Prophet Muhammad (may God bless him and grant him peace) lived and taught about religion to the people. </text:p>
      <text:p text:style-name="P17">Sacred places are a reminder of the struggles between prophets and their followers against unbelievers. They also remind us of the extraordinary patience and decisiveness of these blessed people in God's way. For this reason, the sacred sites are a cause of increased excitement and enthusiasm among believers. </text:p>
      <text:p text:style-name="P17">Believers feel a special spiritual bond with these lands and sites. They want to get to know these lands, which carry the valuable memories of the prophets. In the following pages, we will focus on some of these sacred sites.</text:p>
      <text:p text:style-name="P17"/>
      <text:p text:style-name="P46">God has made the Kaaba, the Sacred House, a special institution for humanity, and also the sacred months and the sacrificial animals and the ritual garlands. That is so you will know that God knows what is in the heavens and in the Earth and that God has knowledge of all things. (Qur’an, 5:97)</text:p>
      <text:p text:style-name="P24"/>
      <text:p text:style-name="P17">The Hajj (pilgrimage) is a duty commanded to all Muslims by God in the Qur'an. This most important task of the Hajj takes place with the circling of the Kaaba (the House). </text:p>
      <text:p text:style-name="P17">Today, the Kaaba is found in the courtyard of the Masjid al-Haram (the Sacred Mosque). It was built according to God's command by Prophet Abraham and his son, Prophet Ishmael (peace be upon them). </text:p>
      <text:p text:style-name="P15"/>
      <text:p text:style-name="P15">And We located the position of the House for Abraham... (Qur'an, 22:26) </text:p>
      <text:p text:style-name="P15"/>
      <text:p text:style-name="P17">Just as it is explained in this verse, Prophet Abraham (pbuh) built the Kaaba in the place and in the way God commanded him to. </text:p>
      <text:p text:style-name="P17">The Kaaba is a site where people can come together and worship God. God specified that the Kaaba would be a clean and safe site where the believers would worship. </text:p>
      <text:p text:style-name="P17">The careful protection of the Kaaba is one of the most important duties of Muslims. Our Lord, Who commanded Prophet Abraham (pbuh) to keep the Kaaba clean and safe for believers, also made it clear in the Qur'an that only believers are to protect it. In a verse from the Qur'an, God reveals that the true protectors and guardians of the Kaaba are those who believe:</text:p>
      <text:p text:style-name="P15"><text:soft-page-break/></text:p>
      <text:p text:style-name="P15">... Only people who guard against evil can be its guardians. But most of them do not know that. (Qur'an, 8:34)</text:p>
      <text:p text:style-name="P15"/>
      <text:p text:style-name="P17">Another important aspect of the Kaaba within the Islamic world is that it is the direction of prayer for Muslims. Muslims all over the world, in prayer five times a day, worship in the direction of the Kaaba. </text:p>
      <text:p text:style-name="P17">Maqam Ibrahim (Station of Abraham)</text:p>
      <text:p text:style-name="P17">On the east side of the Kaaba, about two meters high, one meter wide, there is a rectangular structure covered in glass on its top part and marble on the bottom. This structure protects a stone that Prophet Abraham (pbuh) stepped on while building the Kaaba. Islamic and historical sources accept this as the point mentioned in the Qur'an as "the Maqam of Abraham." </text:p>
      <text:p text:style-name="P17">The stone, which is called "Hajar al-Aswad" is traditionally accepted as the starting point for the circling of the Kaaba. According to stories, this stone was put in its place by Prophet Abraham (pbuh). "Hajar al-Aswad" means "The Black Stone." </text:p>
      <text:p text:style-name="P17">This stone, which is found on the east side of the Kaaba, is about one and a half meters high. It is yellowish black, and oval shaped. There are red spots on it. The sides are covered in silver. People making the Hajj begin their circulation of the Kaaba at the Hajar al-Aswad. While circling the Kaaba, pilgrims face this stone, lifting their hands in praise. </text:p>
      <text:p text:style-name="P17">Safa and Marwa are two hills to the east of the Kaaba. Mount Safa is about 15 meters higher than the Haram area, while Mount Marwa is about 8 meters in height. There are about 420 meters in between the two hills. The area in between them is called "Masa," which is adjacent to the Masjid al-Haram. In pictures, you can see pilgrims performing Sa'y (walking between Safa and Marwa).</text:p>
      <text:p text:style-name="P17">Arafat is a large and flat plain of twenty-four square kilometers which lies to the north of Mecca. It is outside of Haram. The name "Arafat" is the plural of "arafa," and comes from the root of the words "irfan" (insight) and "marifa" (knowledge). It also means mountain. This is how Arafat is mentioned in the Qur'an: </text:p>
      <text:p text:style-name="P15"/>
      <text:p text:style-name="P15">There is nothing wrong in seeking bounty from your Lord. When you pour down from Arafat, remember God at the Sacred Landmark. Remember Him because He has guided you, even though before this you were astray. Then press on from where the people press on and ask God's forgiveness. God is Ever-Forgiving, Most Merciful. (Qur'an, 2:198-199)</text:p>
      <text:p text:style-name="P15"/>
      <text:p text:style-name="P17">Mina is the name of the place between Mecca and Mash'ar al-Haram. During Hajj, pilgrims also visit Mina. Some of the important rituals of the Hajj take place here:</text:p>
      <text:p text:style-name="P15"/>
      <text:p text:style-name="P15"><text:soft-page-break/>Remember God on the designated days. Those who hurry on [to leave Mina] in two days have done no wrong, and those who stay another day have done no wrong – those of them who guard against evil. So fear [and respect] God. And know that you will be gathered back to Him. (Qur'an, 2:203)</text:p>
      <text:p text:style-name="P15"/>
      <text:p text:style-name="P46">The first house established for humanity was that at Bakka, a place of blessing and a guidance for all beings. (Qur’an, 3:96)</text:p>
      <text:p text:style-name="P46"/>
      <text:p text:style-name="P46">And when Abraham built the foundations of the House with Ishmael: “Our Lord, accept this from us! You are the All-Hearing, the All-Knowing.” (Qur’an, 2:127)</text:p>
      <text:p text:style-name="P46"/>
      <text:p text:style-name="P46">And We located the position of the House for Abraham: “Do not associate anything with Me and purify My House for those who circle it, and those who stand and bow and prostrate.” (Qur’an, 22:26)</text:p>
      <text:p text:style-name="P48">Announce the pilgrimage to humanity. They will come to you on foot and on every sort of lean animal, coming by every distant road. (Qur’an, 22:27)</text:p>
      <text:p text:style-name="P48"/>
      <text:p text:style-name="P46">... A mosque founded on performing one’s duty from the first day has a greater right for you to stand in it. In it there are men who love to purify themselves. God loves those who purify themselves. (Qur’an, 9:108)</text:p>
      <text:p text:style-name="P46"/>
      <text:p text:style-name="P26"/>
      <text:p text:style-name="P36">Interior view of the Masjid al-Nabawi </text:p>
      <text:p text:style-name="P36">(Mosque of the Prophet) in Medina</text:p>
      <text:p text:style-name="P15"/>
      <text:p text:style-name="P37">Maqam Ibrahim (Station of Abraham)</text:p>
      <text:p text:style-name="P17">On the east side of the Kaaba, about two meters high, one meter wide, there is a rectangular structure covered in glass on its top part and marble on the bottom. This structure protects a stone that Prophet Abraham (pbuh) stepped on while building the Kaaba. Islamic and historical sources accept this as the point mentioned in the Qur'an as "the Maqam of Abraham." </text:p>
      <text:p text:style-name="P17">The stone, which is called "Hajar al-Aswad" is traditionally accepted as the starting point for the circling of the Kaaba. According to stories, this stone was put in its place by Prophet Abraham (pbuh). "Hajar al-Aswad" means "The Black Stone." </text:p>
      <text:p text:style-name="P17">This stone, which is found on the east side of the Kaaba, is about one and a half meters high. It is yellowish black, and oval shaped. There are red spots on it. The sides are covered in silver. People making the Hajj begin their circulation of the Kaaba at the Hajar al-Aswad. While circling the Kaaba, pilgrims face this stone, lifting their hands in praise. </text:p>
      <text:p text:style-name="P17"><text:soft-page-break/>Safa and Marwa are two hills to the east of the Kaaba. Mount Safa is about 15 meters higher than the Haram area, while Mount Marwa is about 8 meters in height. There are about 420 meters in between the two hills. The area in between them is called "Masa," which is adjacent to the Masjid al-Haram. In pictures, you can see pilgrims performing Sa'y (walking between Safa and Marwa).</text:p>
      <text:p text:style-name="P17">Arafat is a large and flat plain of twenty-four square kilometers which lies to the north of Mecca. It is outside of Haram. The name "Arafat" is the plural of "arafa," and comes from the root of the words "irfan" (insight) and "marifa" (knowledge). It also means mountain. This is how Arafat is mentioned in the Qur'an: </text:p>
      <text:p text:style-name="P15"/>
      <text:p text:style-name="P15">There is nothing wrong in seeking bounty from your Lord. When you pour down from Arafat, remember God at the Sacred Landmark. Remember Him because He has guided you, even though before this you were astray. Then press on from where the people press on and ask God's forgiveness. God is Ever-Forgiving, Most Merciful. (Qur'an, 2:198-199)</text:p>
      <text:p text:style-name="P15"/>
      <text:p text:style-name="P17">Mina is the name of the place between Mecca and Mash'ar al-Haram. During Hajj, pilgrims also visit Mina. Some of the important rituals of the Hajj take place here:</text:p>
      <text:p text:style-name="P15">Remember God on the designated days. Those who hurry on [to leave Mina] in two days have done no wrong, and those who stay another day have done no wrong – those of them who guard against evil. So fear [and respect] God. And know that you will be gathered back to Him. (Qur'an, 2:203)</text:p>
      <text:p text:style-name="P15"/>
      <text:p text:style-name="P46">Safa and Marwa are among the landmarks of God, so anyone who goes on pilgrimage to the House or does the pious visit incurs no wrong in going back and forth between them... (Qur’an, 2:158)</text:p>
      <text:p text:style-name="P46"/>
      <text:p text:style-name="P17">Safa and Marwa are two hills to the east of the Kaaba. Mount Safa is about 15 meters higher than the Haram area, while Mount Marwa is about 8 meters in height. There are about 420 meters in between the two hills. The area in between them is called "Masa," which is adjacent to the Masjid al-Haram. In pictures, you can see pilgrims performing Sa'y (walking between Safa and Marwa).</text:p>
      <text:p text:style-name="P17"/>
      <text:p text:style-name="P37">The Masa, in between Safa and Marwa</text:p>
      <text:p text:style-name="P37">The top of Mount Safa</text:p>
      <text:p text:style-name="P17">Pictures of Arafat and Mount Rahmat during the Hajj.</text:p>
      <text:p text:style-name="P17">Arafat is a large and flat plain of twenty-four square kilometers which lies to the north of Mecca. It is outside of Haram. The name "Arafat" is the plural of "arafa," and comes from the root of the words "irfan" (insight) and "marifa" (knowledge). It also means mountain. This is how Arafat is mentioned in the Qur'an: </text:p>
      <text:p text:style-name="P17"><text:soft-page-break/></text:p>
      <text:p text:style-name="P15">There is nothing wrong in seeking bounty from your Lord. When you pour down from Arafat, remember God at the Sacred Landmark. Remember Him because He has guided you, even though before this you were astray. Then press on from where the people press on and ask God's forgiveness. God is Ever-Forgiving, Most Merciful. (Qur'an, 2:198-199)</text:p>
      <text:p text:style-name="P15"/>
      <text:p text:style-name="P37">Above: The top of Mina </text:p>
      <text:p text:style-name="P37">Left: Masjid al-Khaif in Mina.</text:p>
      <text:p text:style-name="P17">Mina is the name of the place between Mecca and Mash'ar al-Haram. During Hajj, pilgrims also visit Mina. Some of the important rituals of the Hajj take place here:</text:p>
      <text:p text:style-name="P17"/>
      <text:p text:style-name="P15">Remember God on the designated days. Those who hurry on [to leave Mina] in two days have done no wrong, and those who stay another day have done no wrong – those of them who guard against evil. So fear [and respect] God. And know that you will be gathered back to Him. (Qur'an, 2:203)</text:p>
      <text:p text:style-name="P15"/>
      <text:p text:style-name="P17">In these pictures, you can see the places of worship called the Sab'ah Masajid (Seven Masjids), built on the spot where the Battle of Khandaq (Battle of the Trench) took place. According to historical sources, the masjid on the right was used by our Prophet (may God bless him and grant him peace). Below is the Uhud cemetery.</text:p>
      <text:p text:style-name="P17"/>
      <text:p text:style-name="P43">The Masjid al-Nabawi</text:p>
      <text:p text:style-name="P37">(Mosque of the Prophet)</text:p>
      <text:p text:style-name="P46"/>
      <text:p text:style-name="P46">It is not for the idolaters to maintain the mosques of God, bearing witness against themselves of their disbelief. They are the ones whose actions will come to nothing. They will be in the fire timelessly, for ever. (Qur’an, 9:17)</text:p>
      <text:p text:style-name="P46"/>
      <text:p text:style-name="P46">The mosques of God should only be maintained by those who believe in God and the Last Day and perform prayer and give the alms, and fear no one but God. They are the ones most likely to be guided. (Qur’an, 9:18)</text:p>
      <text:p text:style-name="P25"/>
      <text:p text:style-name="P25">A different view of the Masjid al-Haram</text:p>
      <text:p text:style-name="P25"/>
      <text:p text:style-name="P25">Day and night views of the Masjid al-Nabawi</text:p>
      <text:p text:style-name="P25"/>
      <text:p text:style-name="P49"><text:span text:style-name="T25">Glory be to Him Who took His servant on a journey by night from the Sacred Mosque </text:span><text:span text:style-name="T27"></text:span><text:span text:style-name="T25">Masjid al-Haram</text:span><text:span text:style-name="T27"></text:span><text:span text:style-name="T25"> to the Further Mosque </text:span><text:span text:style-name="T27"></text:span><text:span text:style-name="T25">Masjid al-Aqsa</text:span><text:span text:style-name="T27"></text:span><text:span text:style-name="T25">, whose surroundings We have blessed, in order to show him some of Our signs. He is the All-Hearing, the All-Seeing. (Qur’an, 17:1)</text:span></text:p>
      <text:p text:style-name="P25"/>
      <text:p text:style-name="P27">Due to the fact that Masjid al-Aqsa was the first direction of prayer for Muslims, it carries an important distinction. It is accepted that Masjid al-Aqsa is the second mosque ever built, the first being the Kaaba. </text:p>
      <text:p text:style-name="P27">In 638 AD, after Jerusalem was conquered during the period of the Caliph Omar, Masjid al-Aqsa was built at the site of Bayt al-Maqdis. The fact that Caliph Omar accepted this as a place of worship is also another reason it is important for Muslims. Masjid al-Aqsa was later constructed in its new structure during the rule of a later caliph, Abd al-Malik ibn Marwan.</text:p>
      <text:p text:style-name="P17">Qubbat al-Sakhra (Dome of the Rock) is also known as the Mosque of Omar, but it was not built as a mosque. Inside the structure, there is a stone believed to have been stepped on by Prophet Muhammad (may God bless him and grant him peace) during his ascension to heaven; the stone is considered sacred. The word "sakhra" means a "piece of rock," and so Qubbat al-Sakhra means a dome built on rock. To the east of the rock in the structure, there is a long cupboard which contains what is believed to be hairs from Prophet Muhammad's (may God bless him and grant him peace) sacred beard.</text:p>
      <text:p text:style-name="P17"/>
      <text:p text:style-name="P15">An 1890 view of Qubbat al-Sakhra and Masjid al-Aqsa</text:p>
      <text:p text:style-name="P15"/>
      <text:p text:style-name="P15">The Mosque of Omar</text:p>
      <text:p text:style-name="P46"><text:soft-page-break/>Say: “My Lord has commanded justice. Stand and face Him in every mosque and call on Him, making your religion sincerely His. As He originated you, so you will return.” (Qur’an, 7:29)</text:p>
      <text:p text:style-name="P24"/>
      <text:p text:style-name="P46">And [I swear by] Mount Sinai and this safe land. (Qur’an, 95:2-3)</text:p>
      <text:p text:style-name="P24"/>
      <text:p text:style-name="P15">A view of Mount Sinai</text:p>
      <text:p text:style-name="P46">He picks out for His mercy whoever He wills. God’s favor is indeed immense. (Qur’an, 3:74)</text:p>
      <text:p text:style-name="P24"/>
      <text:p text:style-name="P17"/>
      <text:p text:style-name="P17"/>
      <text:p text:style-name="P6"/>
      <text:p text:style-name="P6"/>
      <text:p text:style-name="P9">THE DECEPTION OF EVOLUTION</text:p>
      <text:p text:style-name="P7"/>
      <text:p text:style-name="P6"/>
      <text:p text:style-name="P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
      <text:p text:style-name="P8">The Scientific Collapse of Darwinism</text:p>
      <text:p text:style-name="P6">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1) The theory cannot explain how life originated on Earth. </text:p>
      <text:p text:style-name="P6"><text:soft-page-break/>2) No scientific finding shows that the "evolutionary mechanisms" proposed by the theory have any evolutionary power at all. </text:p>
      <text:p text:style-name="P6">3) The fossil record proves the exact opposite of what the theory suggests.</text:p>
      <text:p text:style-name="P6">In this section, we will examine these three basic points in general outlines:</text:p>
      <text:p text:style-name="P8"/>
      <text:p text:style-name="P8">The First Insurmountable Step:</text:p>
      <text:p text:style-name="P8">The Origin of Life</text:p>
      <text:p text:style-name="P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7"/>
      <text:p text:style-name="P8">"Life Comes From Life"</text:p>
      <text:p text:style-name="P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6">Even when Darwin wrote The Origin of Species, the belief that bacteria could come into existence from non-living matter was widely accepted in the world of science. </text:p>
      <text:p text:style-name="P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text:p>
      <text:p text:style-name="P6"><text:soft-page-break/>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
      <text:p text:style-name="P8">Inconclusive Efforts of the Twentieth Century</text:p>
      <text:p text:style-name="P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Unfortunately, however, the problem of the origin of the cell is perhaps the most obscure point in the whole study of the evolution of organisms.2</text:p>
      <text:p text:style-name="P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Barely a few years had passed before it was revealed that this experiment, which was then presented as an important step in the name of evolution, was invalid, for the atmosphere used in the experiment was very different from the real Earth conditions.3</text:p>
      <text:p text:style-name="P6">After a long silence, Miller confessed that the atmosphere medium he used was unrealistic.4</text:p>
      <text:p text:style-name="P6">All the evolutionists' efforts throughout the twentieth century to explain the origin of life ended in failure. The geochemist Jeffrey Bada, from the San Diego Scripps Institute accepts this fact in an article published in Earth magazine in 1998:</text:p>
      <text:p text:style-name="P6">Today as we leave the twentieth century, we still face the biggest unsolved problem that we had when we entered the twentieth century: How did life originate on Earth?5</text:p>
      <text:p text:style-name="P6"/>
      <text:p text:style-name="P8">The Complex Structure of Life </text:p>
      <text:p text:style-name="P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6">The conditions required for the formation of a cell are too great in quantity to be explained away by coincidences. The probability of proteins, the building blocks of a cell, being synthesized coincidentally, is 1 in 10950 for an average protein made up of 500 <text:soft-page-break/>amino acids. In mathematics, a probability smaller than 1 over 1050 is considered to be impossible in practical terms.</text:p>
      <text:p text:style-name="P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text:p>
      <text:p text:style-name="P6">No doubt, if it is impossible for life to have originated from natural causes, then it has to be accepted that life was "created" in a supernatural way. This fact explicitly invalidates the theory of evolution, whose main purpose is to deny creation. </text:p>
      <text:p text:style-name="P6"/>
      <text:p text:style-name="P8">Imaginary Mechanism of Evolution </text:p>
      <text:p text:style-name="P6">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 The Origin of Species, By Means of Natural Selection…</text:p>
      <text:p text:style-name="P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herefore, the mechanism of natural selection has no evolutionary power. Darwin was also aware of this fact and had to state this in his book The Origin of Species:</text:p>
      <text:p text:style-name="P6">Natural selection can do nothing until favourable individual differences or variations occur.7</text:p>
      <text:p text:style-name="P6"/>
      <text:p text:style-name="P8">Lamarck's Impact</text:p>
      <text:p text:style-name="P6"><text:soft-page-break/>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Darwin also gave similar examples. In his book The Origin of Species, for instance, he said that some bears going into water to find food transformed themselves into whales over time.8</text:p>
      <text:p text:style-name="P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
      <text:p text:style-name="P8">Neo-Darwinism and Mutations</text:p>
      <text:p text:style-name="P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6">The reason for this is very simple: DNA has a very complex structure, and random effects can only harm it. The American geneticist B. G. Ranganathan explains this as follows:</text:p>
      <text:p text:style-name="P6">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9</text:p>
      <text:p text:style-name="P6">Not surprisingly, no mutation example, which is useful, that is, which is observed to develop the genetic code, has been observed so far. All mutations have proved to be harmful. It was understood that mutation, which is presented as an "evolutionary <text:soft-page-break/>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6"/>
      <text:p text:style-name="P8">The Fossil Record: No Sign of Intermediate Forms</text:p>
      <text:p text:style-name="P6">The clearest evidence that the scenario suggested by the theory of evolution did not take place is the fossil record. </text:p>
      <text:p text:style-name="P6">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Had this been the case, numerous intermediary species should have existed and lived within this long transformation period. </text:p>
      <text:p text:style-name="P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If such animals ever really existed, there should be millions and even billions of them in number and variety. More importantly, the remains of these strange creatures should be present in the fossil record. In The Origin of Species, Darwin explained:</text:p>
      <text:p text:style-name="P6">If my theory be true, numberless intermediate varieties, linking most closely all of the species of the same group together must assuredly have existed... Consequently, evidence of their former existence could be found only amongst fossil remains.10</text:p>
      <text:p text:style-name="P6"/>
      <text:p text:style-name="P8">Darwin's Hopes Shattered</text:p>
      <text:p text:style-name="P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6">One famous British paleontologist, Derek V. Ager, admits this fact, even though he is an evolutionist:</text:p>
      <text:p text:style-name="P6">The point emerges that if we examine the fossil record in detail, whether at the level of orders or of species, we find – over and over again – not gradual evolution, but the sudden explosion of one group at the expense of another.11</text:p>
      <text:p text:style-name="P6"><text:soft-page-break/>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2</text:p>
      <text:p text:style-name="P6">Fossils show that living beings emerged fully developed and in a perfect state on the Earth. That means that "the origin of species," contrary to Darwin's supposition, is not evolution, but creation.</text:p>
      <text:p text:style-name="P6"/>
      <text:p text:style-name="P8">The Tale of Human Evolution</text:p>
      <text:p text:style-name="P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6">1. Australopithecus </text:p>
      <text:p text:style-name="P6">2. Homo habilis</text:p>
      <text:p text:style-name="P6">3. Homo erectus</text:p>
      <text:p text:style-name="P6">4. Homo sapiens</text:p>
      <text:p text:style-name="P6">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13</text:p>
      <text:p text:style-name="P6">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text:soft-page-break/>or of Homo sapiens, are extremely difficult and may even resist a final, satisfying explanation."14</text:p>
      <text:p text:style-name="P6">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15</text:p>
      <text:p text:style-name="P6">Moreover, a certain segment of humans classified as Homo erectus have lived up until very modern times. Homo sapiens neandarthalensis and Homo sapiens sapiens (modern man) co-existed in the same region.16</text:p>
      <text:p text:style-name="P6">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6">What has become of our ladder if there are three coexisting lineages of hominids (A. africanus, the robust australopithecines, and H. habilis), none clearly derived from another? Moreover, none of the three display any evolutionary trends during their tenure on earth.17</text:p>
      <text:p text:style-name="P6">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6">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18</text:p>
      <text:p text:style-name="P6">The tale of human evolution boils down to nothing but the prejudiced interpretations of some fossils unearthed by certain people, who blindly adhere to their theory.</text:p>
      <text:p text:style-name="P7"><text:soft-page-break/></text:p>
      <text:p text:style-name="P8">Darwinian Formula!</text:p>
      <text:p text:style-name="P6">Besides all the technical evidence we have dealt with so far, let us now for once, examine what kind of a superstition the evolutionists have with an example so simple as to be understood even by children:</text:p>
      <text:p text:style-name="P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6">The theory of evolution, which claims the opposite, is a total fallacy completely contrary to reason. Thinking even a little bit on the claims of evolutionists discloses this reality, just as in the above example.</text:p>
      <text:p text:style-name="P6"/>
      <text:p text:style-name="P8">Technology in the Eye and the Ear</text:p>
      <text:p text:style-name="P6"><text:soft-page-break/>Another subject that remains unanswered by evolutionary theory is the excellent quality of perception in the eye and the ear. </text:p>
      <text:p text:style-name="P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If a device producing a more primitive image than the eye could not have been formed by chance, then it is very evident that the eye and the image seen by the eye could not have been formed by chance. The same situation applies to the ear. The outer <text:soft-page-break/>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6">So far, no man-made visual or recording apparatus has been as sensitive and successful in perceiving sensory data as are the eye and the ear. However, as far as seeing and hearing are concerned, a far greater truth lies beyond all this. </text:p>
      <text:p text:style-name="P6"/>
      <text:p text:style-name="P8">To Whom Does the Consciousness that Sees and Hears </text:p>
      <text:p text:style-name="P8">within the Brain Belong? </text:p>
      <text:p text:style-name="P6">Who watches an alluring world in the brain, listens to symphonies and the twittering of birds, and smells the rose?</text:p>
      <text:p text:style-name="P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text:soft-page-break/>materialists, who believe that everything is comprised of matter, cannot answer these questions. </text:p>
      <text:p text:style-name="P6">For this consciousness is the spirit created by God, which needs neither the eye to watch the images nor the ear to hear the sounds. Furthermore, it does not need the brain to think. </text:p>
      <text:p text:style-name="P6">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6"/>
      <text:p text:style-name="P8">A Materialist Faith</text:p>
      <text:p text:style-name="P6">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6">However, the theory of evolution is kept on the agenda of science. Some people even try to represent criticisms directed against it as an "attack on science." Why?</text:p>
      <text:p text:style-name="P6">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6">Interestingly enough, they also confess this fact from time to time. A well-known geneticist and an outspoken evolutionist, Richard C. Lewontin from Harvard University, confesses that he is "first and foremost a materialist and then a scientist":</text:p>
      <text:p text:style-name="P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19</text:p>
      <text:p text:style-name="P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text:soft-page-break/>a precept contrary both to reason and science. Yet Darwinists continue to defend it just so as "not to allow a Divine Foot in the door."</text:p>
      <text:p text:style-name="P6">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6"/>
      <text:p text:style-name="P10">The Theory of Evolution: The Most Potent Spell in the World </text:p>
      <text:p text:style-name="P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Abraham (pbuh) worshipping idols they had made with their own hands, or the people of Prophet Moses (pbuh) worshipping the Golden Calf.</text:p>
      <text:p text:style-name="P6">In fact, God has pointed to this lack of reason in the Qur'an. In many verses, He reveals that some peoples' minds will be closed and that they will be powerless to see the truth. Some of these verses are as follows:</text:p>
      <text:p text:style-name="P6"/>
      <text:p text:style-name="P7">As for those who do not believe, it makes no difference to them whether you warn them or do not warn them, they will not believe. God has sealed up their hearts and hearing and over their eyes is a blindfold. They will have a terrible punishment. (Qur'an, 2:6-7)</text:p>
      <text:p text:style-name="P7"/>
      <text:p text:style-name="P7">... They have hearts with which they do not understand. They have eyes with which they do not see. They have ears with which they do not hear. Such people are like cattle. No, they are even further astray! They are the unaware. (Qur'an, 7:179)</text:p>
      <text:p text:style-name="P7"/>
      <text:p text:style-name="P7">Even if We opened up to them a door into heaven, and they spent the day ascending through it, they would only say: "Our eyesight is befuddled! Or rather we have been put under a spell!" (Qur'an, 15:14-15) </text:p>
      <text:p text:style-name="P7"/>
      <text:p text:style-name="P6">Words cannot express just how astonishing it is that this spell should hold such a wide community in thrall, keep people from the truth, and not be broken for 150 years. It is understandable that one or a few people might believe in impossible scenarios and <text:soft-page-break/>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In fact, the Qur'an relates the incident of Prophet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7">He said: "You throw." And when they threw, they cast a spell on the people's eyes and caused them to feel great fear of them. They produced an extremely powerful magic. (Qur'an, 7:116)</text:p>
      <text:p text:style-name="P7"/>
      <text:p text:style-name="P6">As we have seen, Pharaoh's magicians were able to deceive everyone, apart from Moses (pbuh) and those who believed in him. However, his evidence broke the spell, or "swallowed up what they had forged," as the verse puts it:</text:p>
      <text:p text:style-name="P7"/>
      <text:p text:style-name="P7">We revealed to Moses: "Throw down your staff." And it immediately swallowed up what they had forged. So the Truth took place and what they did was shown to be false. (Qur'an, 7:117-118)</text:p>
      <text:p text:style-name="P7"/>
      <text:p text:style-name="P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6">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20</text:p>
      <text:p text:style-name="P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6"><text:soft-page-break/></text:p>
      <text:p text:style-name="P6"/>
      <text:p text:style-name="P5">NOTES</text:p>
      <text:p text:style-name="P3"/>
      <text:p text:style-name="P4"/>
      <text:p text:style-name="P4">1. Sidney Fox, Klaus Dose, Molecular Evolution and The Origin of Life, W.H. Freeman and Company, San Francisco, 1972, 4.</text:p>
      <text:p text:style-name="P4">2. Alexander I. Oparin, Origin of Life, Dover Publications, NewYork, 1936, 1953 (reprint), 196.</text:p>
      <text:p text:style-name="P4">3. "New Evidence on Evolution of Early Atmosphere and Life", Bulletin of the American Meteorological Society, vol 63, November 1982, 1328-1330. </text:p>
      <text:p text:style-name="P4">4. Stanley Miller, Molecular Evolution of Life: Current Status of the Prebiotic Synthesis of Small Molecules, 1986, 7.</text:p>
      <text:p text:style-name="P4">5. Jeffrey Bada, Earth, February 1998, 40.</text:p>
      <text:p text:style-name="P4">6. Leslie E. Orgel, "The Origin of Life on Earth", Scientific American, vol. 271, October 1994, 78.</text:p>
      <text:p text:style-name="P4">7. Charles Darwin, The Origin of Species by Means of Natural Selection, The Modern Library, New York, 127.</text:p>
      <text:p text:style-name="P4">8. Charles Darwin, The Origin of Species: A Facsimile of the First Edition, Harvard University Press, 1964, 184.</text:p>
      <text:p text:style-name="P4">9. B. G. Ranganathan, Origins?, Pennsylvania: The Banner Of Truth Trust, 1988, 7.</text:p>
      <text:p text:style-name="P4">10. Charles Darwin, The Origin of Species: A Facsimile of the First Edition, Harvard University Press, 1964, 179.</text:p>
      <text:p text:style-name="P4">11. Derek A. Ager, "The Nature of the Fossil Record", Proceedings of the British Geological Association, vol 87, 1976, 133.</text:p>
      <text:p text:style-name="P4">12. Douglas J. Futuyma, Science on Trial, Pantheon Books, New York, 1983. 197.</text:p>
      <text:p text:style-name="P4">13. Solly Zuckerman, Beyond The Ivory Tower, Toplinger Publications, New York, 1970, 75-14; Charles E. Oxnard, "The Place of Australopithecines in Human Evolution: Grounds for Doubt", Nature, vol 258, 389.</text:p>
      <text:p text:style-name="P4">14. "Could science be brought to an end by scientists' belief that they have final answers or by society's reluctance to pay the bills?" Scientific American, December 1992, 20.</text:p>
      <text:p text:style-name="P4">15. Alan Walker, Science, vol. 207, 7 March 1980, p. 1103; A. J. Kelso, Physical Antropology, 1st ed., J. B. Lipincott Co., New York, 1970, 221; M. D. Leakey, Olduvai Gorge, vol. 3, Cambridge University Press, Cambridge, 1971, 272.</text:p>
      <text:p text:style-name="P4">16. Jeffrey Kluger, "Not So Extinct After All: The Primitive Homo Erectus May Have Survived Long Enough To Coexist With Modern Humans", Time, 23 December 1996.</text:p>
      <text:p text:style-name="P4">17. S. J. Gould, Natural History, vol. 85, 1976, 30.</text:p>
      <text:p text:style-name="P4">18. Solly Zuckerman, Beyond The Ivory Tower, 19.</text:p>
      <text:p text:style-name="P4">19. Richard Lewontin, "The Demon-Haunted World," The New York Review of Books, January 9, 1997, 28.</text:p>
      <text:p text:style-name="P4">20. Malcolm Muggeridge, The End of Christendom, Grand Rapids:Eerdmans, 1980, 43.</text:p>
      <text:p text:style-name="P42"/>
      <text:p text:style-name="P28"/>
      <text:p text:style-name="P14">One verse tells us that God “created everything and determined it most exactly” (Qur’an, 25:2). </text:p>
      <text:p text:style-name="P14"/>
      <text:p text:style-name="P14">There are countless signs present in the universe of this perfect order, some examples </text:p>
      <text:p text:style-name="P14">of which are given in the Qur’an.</text:p>
      <text:p text:style-name="P14">Water, food, sunlight, day and night, a beautiful view, mountains, a pleasant face to look at… </text:p>
      <text:p text:style-name="P14">These are only a few of the signs on earth.</text:p>
      <text:p text:style-name="P14">The animal traits, which we are usually not capable even to mimic, </text:p>
      <text:p text:style-name="P14">are some other sings of God’s artistry of creation.</text:p>
      <text:p text:style-name="P14">Some of the locations where prophets lived through history, and the cities where Prophet Muhammad (may God bless him and grant him peace) lived are also noted in the Qur’an.</text:p>
      <text:p text:style-name="P45">The signs contained in natural disasters are reasons to consider the weakness of humans before God, and to pay heed. Signs in technology, on the other hand, are blessings for which </text:p>
      <text:p text:style-name="P45">people should thank God.</text:p>
      <text:p text:style-name="P14">Subjects dealt with in this book are just a few examples of God’s creation, </text:p>
      <text:p text:style-name="P14">all of which show us the infinite power of our Lord.</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MS Mincho" svg:font-family="'MS Mincho', 'Arial Unicode MS'" style:font-family-generic="roman"/>
    <style:font-face style:name="Lucida Grande" svg:font-family="'Lucida Grande', 'Courier New'" style:font-pitch="variable"/>
    <style:font-face style:name="SimSun" svg:font-family="SimSun, 宋体"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tr" fo:country="TR" style:font-name-asian="Times New Roman" style:font-family-asian="'Times New Roman'" style:font-family-generic-asian="roman" style:font-pitch-asian="variable" style:font-size-asian="12pt" style:language-asian="none" style:country-asian="none" style:font-name-complex="Courier" style:font-family-complex="Courier" style:font-family-generic-complex="modern"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ent-style-name="Standard">
      <style:paragraph-properties fo:margin-left="0cm" fo:margin-right="0cm" fo:line-height="0.6cm" fo:text-align="justify" style:justify-single-word="false" fo:text-indent="0.801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ayet" style:family="paragraph" style:parent-style-name="Standard">
      <style:paragraph-properties fo:line-height="0.388cm" fo:text-align="justify" style:justify-single-word="false"/>
      <style:text-properties fo:font-size="8pt" style:font-size-asian="8pt" style:language-complex="ar" style:country-complex="SA"/>
    </style:style>
    <style:style style:name="Açıklama_20_Metni" style:display-name="Açıklama Metni" style:family="paragraph" style:parent-style-name="Standard">
      <style:text-properties style:font-name="Times New Roman" fo:font-family="'Times New Roman'" style:font-family-generic="roman" style:font-pitch="variable" fo:font-size="10pt"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language-complex="ar" style:country-complex="SA"/>
    </style:style>
    <style:style style:name="Balon_20_Metni" style:display-name="Balon Metni" style:family="paragraph" style:parent-style-name="Standard">
      <style:text-properties style:font-name="Lucida Grande" fo:font-family="'Lucida Grande', 'Courier New'" style:font-pitch="variable" fo:font-size="9pt" style:font-size-asian="9pt" style:font-name-complex="Lucida Grande" style:font-family-complex="'Lucida Grande', 'Courier New'" style:font-pitch-complex="variable" style:font-size-complex="9pt"/>
    </style:style>
    <style:style style:name="Düz_20_Metin" style:display-name="Düz Metin" style:family="paragraph" style:parent-style-name="Standard">
      <style:text-properties style:font-name="Courier" fo:font-family="Courier" style:font-family-generic="modern"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çıklama_20_Konusu" style:display-name="Açıklama Konusu" style:family="paragraph" style:parent-style-name="Açıklama_20_Metni" style:next-style-name="Açıklama_20_Metni">
      <style:text-properties style:font-name="New York" fo:font-family="'New York', 'Times New Roman'" style:font-family-generic="roman" style:font-pitch="variable" fo:language="none" fo:country="none" fo:font-weight="bold" style:font-name-asian="Times New Roman" style:font-family-asian="'Times New Roman'" style:font-family-generic-asian="roman" style:font-pitch-asian="variable" style:language-asian="none" style:country-asian="none" style:font-weight-asian="bold" style:font-name-complex="New York" style:font-family-complex="'New York', 'Times New Roman'" style:font-family-generic-complex="roman" style:font-pitch-complex="variable" style:font-weight-complex="bold"/>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IGNS FROM THE QUR'AN</dc:title>
    <dc:subject>SIGNS FROM THE QUR'AN</dc:subject>
    <meta:initial-creator>HARUN YAHYA</meta:initial-creator>
    <meta:creation-date>2006-11-29T15:35:00</meta:creation-date>
    <dc:date>2020-06-20T16:52:51.817908407</dc:date>
    <meta:editing-cycles>45</meta:editing-cycles>
    <meta:editing-duration>PT3H52M40S</meta:editing-duration>
    <meta:generator>LibreOffice/6.4.4.2$Linux_X86_64 LibreOffice_project/523b8e55cdb4890550c54dc0a0ee2ea29d34e811</meta:generator>
    <meta:keyword>SIGNS FROM THE QUR'AN</meta:keyword>
    <meta:document-statistic meta:table-count="0" meta:image-count="0" meta:object-count="0" meta:page-count="50" meta:paragraph-count="460" meta:word-count="16243" meta:character-count="94817" meta:non-whitespace-character-count="78916"/>
  </office:meta>
</office:document-meta>
</file>